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g" manifest:media-type="image/jpeg"/>
  <manifest:file-entry manifest:full-path="media/image2.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ＭＳ Ｐゴシック1" svg:font-family="&quot;ＭＳ Ｐゴシック1&quot;"/>
    <style:font-face style:name="ＭＳ ゴシック" svg:font-family="&quot;ＭＳ ゴシック&quot;"/>
    <style:font-face style:name="ＭＳ Ｐゴシック" svg:font-family="&quot;ＭＳ Ｐゴシック&quot;"/>
  </office:font-face-decls>
  <office:automatic-styles>
    <style:style style:name="ce1" style:family="table-cell" style:parent-style-name="Default" style:data-style-name="N0"/>
    <style:style style:name="ce2" style:family="table-cell" style:parent-style-name="Default" style:data-style-name="N30">
      <style:table-cell-properties style:vertical-align="top"/>
      <style:text-properties style:font-name="ＭＳ ゴシック" style:font-name-asian="ＭＳ ゴシック" style:font-name-complex="ＭＳ ゴシック" fo:font-size="10pt" style:font-size-asian="10pt" style:font-size-complex="10pt"/>
    </style:style>
    <style:style style:name="ce3" style:family="table-cell" style:parent-style-name="Default" style:data-style-name="N30">
      <style:table-cell-properties style:vertical-align="top" fo:background-color="transparent"/>
      <style:text-properties style:font-name="ＭＳ ゴシック" style:font-name-asian="ＭＳ ゴシック" style:font-name-complex="ＭＳ ゴシック" fo:font-size="10pt" style:font-size-asian="10pt" style:font-size-complex="10pt"/>
    </style:style>
    <style:style style:name="ce4" style:family="table-cell" style:parent-style-name="Default" style:data-style-name="N30">
      <style:table-cell-properties style:vertical-align="top" fo:background-color="transparent"/>
      <style:text-properties style:font-name="ＭＳ ゴシック" style:font-name-asian="ＭＳ ゴシック" style:font-name-complex="ＭＳ ゴシック" fo:font-size="10pt" style:font-size-asian="10pt" style:font-size-complex="10pt"/>
    </style:style>
    <style:style style:name="ce5" style:family="table-cell" style:parent-style-name="Default" style:data-style-name="N30">
      <style:table-cell-properties fo:border-top="none" fo:border-bottom="none" fo:border-left="thin solid #000000" fo:border-right="thin solid #000000" style:vertical-align="middle" fo:wrap-option="wrap" fo:background-color="#FFFF99" style:repeat-content="false"/>
      <style:paragraph-properties fo:text-align="center"/>
      <style:text-properties style:font-name="ＭＳ ゴシック" style:font-name-asian="ＭＳ ゴシック" style:font-name-complex="ＭＳ ゴシック" fo:font-size="6pt" style:font-size-asian="6pt" style:font-size-complex="6pt" fo:font-weight="bold" style:font-weight-asian="bold" style:font-weight-complex="bold"/>
    </style:style>
    <style:style style:name="ce6" style:family="table-cell" style:parent-style-name="Default" style:data-style-name="N30">
      <style:table-cell-properties fo:border-top="none" fo:border-bottom="none" fo:border-left="thin solid #000000" fo:border-right="thin solid #000000" style:vertical-align="middle" fo:wrap-option="wrap" fo:background-color="#FFFF99" style:repeat-content="false"/>
      <style:paragraph-properties fo:text-align="center"/>
      <style:text-properties style:font-name="ＭＳ ゴシック" style:font-name-asian="ＭＳ ゴシック" style:font-name-complex="ＭＳ ゴシック" fo:font-size="8pt" style:font-size-asian="8pt" style:font-size-complex="8pt" fo:font-weight="bold" style:font-weight-asian="bold" style:font-weight-complex="bold"/>
    </style:style>
    <style:style style:name="ce7" style:family="table-cell" style:parent-style-name="Default" style:data-style-name="N0">
      <style:table-cell-properties fo:border-top="thin double #000000" fo:border-bottom="thin solid #000000" fo:border-left="thin solid #000000" fo:border-right="none" style:vertical-align="top" fo:wrap-option="wrap" fo:background-color="transparent" style:repeat-content="false"/>
      <style:paragraph-properties fo:text-align="start" fo:margin-left="0cm"/>
      <style:text-properties style:font-name="ＭＳ ゴシック" style:font-name-asian="ＭＳ ゴシック" style:font-name-complex="ＭＳ ゴシック" fo:font-size="10pt" style:font-size-asian="10pt" style:font-size-complex="10pt"/>
    </style:style>
    <style:style style:name="ce8" style:family="table-cell" style:parent-style-name="Default" style:data-style-name="N0">
      <style:table-cell-properties fo:border-top="thin double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ＭＳ ゴシック" style:font-name-asian="ＭＳ ゴシック" style:font-name-complex="ＭＳ ゴシック" fo:font-size="10pt" style:font-size-asian="10pt" style:font-size-complex="10pt"/>
    </style:style>
    <style:style style:name="ce9" style:family="table-cell" style:parent-style-name="Default" style:data-style-name="N0">
      <style:table-cell-properties fo:border-top="none" fo:border-bottom="thin solid #000000" fo:border-left="thin solid #000000" fo:border-right="none" style:vertical-align="top" fo:wrap-option="wrap" fo:background-color="transparent" style:repeat-content="false"/>
      <style:paragraph-properties fo:text-align="start" fo:margin-left="0cm"/>
      <style:text-properties style:font-name="ＭＳ ゴシック" style:font-name-asian="ＭＳ ゴシック" style:font-name-complex="ＭＳ ゴシック" fo:font-size="10pt" style:font-size-asian="10pt" style:font-size-complex="10pt"/>
    </style:style>
    <style:style style:name="ce10"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ＭＳ ゴシック" style:font-name-asian="ＭＳ ゴシック" style:font-name-complex="ＭＳ ゴシック" fo:font-size="10pt" style:font-size-asian="10pt" style:font-size-complex="10pt"/>
    </style:style>
    <style:style style:name="ce11"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ＭＳ ゴシック" style:font-name-asian="ＭＳ ゴシック" style:font-name-complex="ＭＳ ゴシック" fo:font-size="10pt" style:font-size-asian="10pt" style:font-size-complex="10pt"/>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ＭＳ ゴシック" style:font-name-asian="ＭＳ ゴシック" style:font-name-complex="ＭＳ ゴシック" fo:font-size="10pt" style:font-size-asian="10pt" style:font-size-complex="10pt"/>
    </style:style>
    <style:style style:name="ce13" style:family="table-cell" style:parent-style-name="_27161__28310___9734__35373__35336__26360__12402__12394__22411_" style:data-style-name="N0">
      <style:table-cell-properties fo:border-top="thin solid #000000" fo:border-bottom="thin solid #000000" fo:border-left="thin solid #000000" fo:border-right="none" style:vertical-align="top" fo:wrap-option="wrap" fo:background-color="transparent" style:cell-protect="protected" style:repeat-content="false"/>
      <style:paragraph-properties fo:text-align="start" fo:margin-left="0cm"/>
      <style:text-properties style:font-name="ＭＳ ゴシック" style:font-name-asian="ＭＳ ゴシック" style:font-name-complex="ＭＳ ゴシック" fo:font-size="10pt" style:font-size-asian="10pt" style:font-size-complex="10pt"/>
    </style:style>
    <style:style style:name="ce14" style:family="table-cell" style:parent-style-name="_27161__28310___9734__35373__35336__26360__12402__12394__22411_"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ＭＳ ゴシック" style:font-name-asian="ＭＳ ゴシック" style:font-name-complex="ＭＳ ゴシック" fo:font-size="10pt" style:font-size-asian="10pt" style:font-size-complex="10pt"/>
    </style:style>
    <style:style style:name="ce1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ＭＳ ゴシック" style:font-name-asian="ＭＳ ゴシック" style:font-name-complex="ＭＳ ゴシック" fo:font-size="10pt" style:font-size-asian="10pt" style:font-size-complex="10pt"/>
    </style:style>
    <style:style style:name="ce16" style:family="table-cell" style:parent-style-name="Default" style:data-style-name="N0">
      <style:table-cell-properties fo:background-color="transparent"/>
    </style:style>
    <style:style style:name="ce17" style:family="table-cell" style:parent-style-name="Default" style:data-style-name="N0">
      <style:table-cell-properties fo:border-top="thin solid #000000" fo:border-bottom="none" fo:border-left="none" fo:border-right="none" fo:background-color="transparent"/>
    </style:style>
    <style:style style:name="ce18" style:family="table-cell" style:parent-style-name="Default" style:data-style-name="N30">
      <style:table-cell-properties fo:border="thin solid #000000" style:vertical-align="middle" fo:background-color="transparent" style:repeat-content="false"/>
      <style:paragraph-properties fo:text-align="start" fo:margin-left="0cm"/>
      <style:text-properties style:font-name="ＭＳ ゴシック" style:font-name-asian="ＭＳ ゴシック" style:font-name-complex="ＭＳ ゴシック" fo:font-size="6pt" style:font-size-asian="6pt" style:font-size-complex="6pt" fo:font-weight="bold" style:font-weight-asian="bold" style:font-weight-complex="bold"/>
    </style:style>
    <style:style style:name="ce19" style:family="table-cell" style:parent-style-name="Default" style:data-style-name="N30">
      <style:table-cell-properties fo:border="thin solid #000000" style:vertical-align="middle" fo:wrap-option="wrap" fo:background-color="#FFFF99" style:repeat-content="false"/>
      <style:paragraph-properties fo:text-align="center"/>
      <style:text-properties style:font-name="ＭＳ ゴシック" style:font-name-asian="ＭＳ ゴシック" style:font-name-complex="ＭＳ ゴシック" fo:font-size="10pt" style:font-size-asian="10pt" style:font-size-complex="10pt" fo:font-weight="bold" style:font-weight-asian="bold" style:font-weight-complex="bold"/>
    </style:style>
    <style:style style:name="ce2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ＭＳ Ｐゴシック" style:font-name-asian="ＭＳ Ｐゴシック" style:font-name-complex="ＭＳ Ｐゴシック" fo:font-size="10pt" style:font-size-asian="10pt" style:font-size-complex="10pt"/>
    </style:style>
    <style:style style:name="ce21" style:family="table-cell" style:parent-style-name="Default" style:data-style-name="N30">
      <style:table-cell-properties fo:border="thin solid #000000" style:vertical-align="middle" fo:wrap-option="wrap" fo:background-color="transparent" style:repeat-content="false"/>
      <style:paragraph-properties fo:text-align="start" fo:margin-left="0cm"/>
      <style:text-properties style:font-name="ＭＳ Ｐゴシック" style:font-name-asian="ＭＳ Ｐゴシック" style:font-name-complex="ＭＳ Ｐゴシック" fo:font-size="10pt" style:font-size-asian="10pt" style:font-size-complex="10pt"/>
    </style:style>
    <style:style style:name="ce22" style:family="table-cell" style:parent-style-name="Default" style:data-style-name="N30">
      <style:table-cell-properties fo:border="thin solid #000000" style:vertical-align="middle" fo:background-color="transparent" style:repeat-content="false"/>
      <style:paragraph-properties fo:text-align="start" fo:margin-left="0cm"/>
      <style:text-properties style:font-name="ＭＳ Ｐゴシック" style:font-name-asian="ＭＳ Ｐゴシック" style:font-name-complex="ＭＳ Ｐゴシック" fo:font-size="10pt" style:font-size-asian="10pt" style:font-size-complex="10pt"/>
    </style:style>
    <style:style style:name="ce23" style:family="table-cell" style:parent-style-name="Default" style:data-style-name="N0">
      <style:table-cell-properties fo:border="thin solid #000000" fo:background-color="transparent"/>
    </style:style>
    <style:style style:name="ce24"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ＭＳ Ｐゴシック" style:font-name-asian="ＭＳ Ｐゴシック" style:font-name-complex="ＭＳ Ｐゴシック" fo:font-size="10pt" style:font-size-asian="10pt" style:font-size-complex="10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ＭＳ Ｐゴシック" style:font-name-asian="ＭＳ Ｐゴシック" style:font-name-complex="ＭＳ Ｐゴシック" fo:font-size="10pt" style:font-size-asian="10pt" style:font-size-complex="10pt"/>
    </style:style>
    <style:style style:name="ce26" style:family="table-cell" style:parent-style-name="Default" style:data-style-name="N30">
      <style:table-cell-properties fo:border="thin solid #000000" style:vertical-align="middle" fo:background-color="transparent" style:repeat-content="false"/>
      <style:paragraph-properties fo:text-align="start" fo:margin-left="0cm"/>
      <style:text-properties fo:color="#000000" style:font-name="ＭＳ Ｐゴシック" style:font-name-asian="ＭＳ Ｐゴシック" style:font-name-complex="ＭＳ Ｐゴシック" fo:font-size="10pt" style:font-size-asian="10pt" style:font-size-complex="10pt"/>
    </style:style>
    <style:style style:name="ce27" style:family="table-cell" style:parent-style-name="Default" style:data-style-name="N0">
      <style:table-cell-properties fo:border-top="none" fo:border-bottom="thin solid #000000" fo:border-left="none" fo:border-right="none" fo:background-color="transparent"/>
    </style:style>
    <style:style style:name="ce28" style:family="table-cell" style:parent-style-name="Default" style:data-style-name="N0">
      <style:table-cell-properties fo:border-top="thin solid #000000" fo:border-bottom="thin solid #000000" fo:border-left="none" fo:border-right="none" fo:background-color="transparent"/>
    </style:style>
    <style:style style:name="co1" style:family="table-column">
      <style:table-column-properties fo:break-before="auto" style:column-width="0.529166666666667cm"/>
    </style:style>
    <style:style style:name="co2" style:family="table-column">
      <style:table-column-properties fo:break-before="auto" style:column-width="0.555625cm"/>
    </style:style>
    <style:style style:name="co3" style:family="table-column">
      <style:table-column-properties fo:break-before="auto" style:column-width="0.608541666666667cm"/>
    </style:style>
    <style:style style:name="co4" style:family="table-column">
      <style:table-column-properties fo:break-before="auto" style:column-width="3.175cm"/>
    </style:style>
    <style:style style:name="co5" style:family="table-column">
      <style:table-column-properties fo:break-before="auto" style:column-width="0.687916666666667cm"/>
    </style:style>
    <style:style style:name="co6" style:family="table-column">
      <style:table-column-properties fo:break-before="auto" style:column-width="0.9525cm"/>
    </style:style>
    <style:style style:name="co7" style:family="table-column">
      <style:table-column-properties fo:break-before="auto" style:column-width="0.740833333333333cm"/>
    </style:style>
    <style:style style:name="co8" style:family="table-column">
      <style:table-column-properties fo:break-before="auto" style:column-width="2.91041666666667cm"/>
    </style:style>
    <style:style style:name="co9" style:family="table-column">
      <style:table-column-properties fo:break-before="auto" style:column-width="8.5725cm"/>
    </style:style>
    <style:style style:name="co10" style:family="table-column">
      <style:table-column-properties fo:break-before="auto" style:column-width="1.031875cm"/>
    </style:style>
    <style:style style:name="co11" style:family="table-column">
      <style:table-column-properties fo:break-before="auto" style:column-width="1.08479166666667cm"/>
    </style:style>
    <style:style style:name="co12" style:family="table-column">
      <style:table-column-properties fo:break-before="auto" style:column-width="1.74625cm"/>
    </style:style>
    <style:style style:name="co13" style:family="table-column">
      <style:table-column-properties fo:break-before="auto" style:column-width="1.905cm"/>
    </style:style>
    <style:style style:name="ro1" style:family="table-row">
      <style:table-row-properties style:row-height="13.5pt" style:use-optimal-row-height="true" fo:break-before="auto"/>
    </style:style>
    <style:style style:name="ro2" style:family="table-row">
      <style:table-row-properties style:row-height="17.25pt" style:use-optimal-row-height="false" fo:break-before="auto"/>
    </style:style>
    <style:style style:name="ro3" style:family="table-row">
      <style:table-row-properties style:row-height="14.25pt" style:use-optimal-row-height="false" fo:break-before="auto"/>
    </style:style>
    <style:style style:name="ro4" style:family="table-row">
      <style:table-row-properties style:row-height="317.1pt" style:use-optimal-row-height="false" fo:break-before="auto"/>
    </style:style>
    <style:style style:name="ro5" style:family="table-row">
      <style:table-row-properties style:row-height="21.75pt" style:use-optimal-row-height="true" fo:break-before="auto"/>
    </style:style>
    <style:style style:name="ro6" style:family="table-row">
      <style:table-row-properties style:row-height="14.1pt" style:use-optimal-row-height="true" fo:break-before="auto"/>
    </style:style>
    <style:style style:name="ro7" style:family="table-row">
      <style:table-row-properties style:row-height="239.25pt" style:use-optimal-row-height="false" fo:break-before="auto"/>
    </style:style>
    <style:style style:name="ta1" style:family="table" style:master-page-name="mp1">
      <style:table-properties table:display="true" style:writing-mode="lr-tb"/>
    </style:style>
    <style:style style:family="paragraph" style:name="a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4921in" fo:padding-bottom="0.04921in" fo:padding-left="0.09843in" fo:padding-right="0.09843in" draw:textarea-vertical-align="middle" draw:textarea-horizontal-align="center" draw:fill="solid" draw:fill-color="#99ccff" draw:opacity="100%" draw:stroke="solid" svg:stroke-width="0in" svg:stroke-color="#000000" svg:stroke-opacity="100%" draw:auto-grow-width="false" draw:auto-grow-height="false"/>
      <style:paragraph-properties style:font-independent-line-spacing="fals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4921in" fo:padding-bottom="0.04921in" fo:padding-left="0.09843in" fo:padding-right="0.09843in" draw:textarea-vertical-align="top" draw:textarea-horizontal-align="center" draw:fill="solid" draw:fill-color="#99ccff" draw:opacity="100%" draw:stroke="solid" svg:stroke-width="0in" svg:stroke-color="#000000" svg:stroke-opacity="100%" draw:auto-grow-width="false" draw:auto-grow-height="false"/>
      <style:paragraph-properties style:font-independent-line-spacing="fals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no-wrap" fo:padding-top="0.05118in" fo:padding-bottom="0.05118in" fo:padding-left="0.09843in" fo:padding-right="0.09843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18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8">
      <style:graphic-properties fo:wrap-option="no-wrap" fo:padding-top="0.05118in" fo:padding-bottom="0.05118in" fo:padding-left="0.09843in" fo:padding-right="0.09843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2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3">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no-wrap" fo:padding-top="0.05118in" fo:padding-bottom="0.05118in" fo:padding-left="0.09843in" fo:padding-right="0.09843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02205in" fo:padding-bottom="0.02205in" fo:padding-left="0.02205in" fo:padding-right="0.02205in" draw:textarea-vertical-align="middle" draw:textarea-horizontal-align="center"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1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02205in" fo:padding-bottom="0.02205in" fo:padding-left="0.02205in" fo:padding-right="0.02205in" draw:textarea-vertical-align="middle" draw:textarea-horizontal-align="center"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fo:wrap-option="no-wrap" fo:padding-top="0.05118in" fo:padding-bottom="0.05118in" fo:padding-left="0.09843in" fo:padding-right="0.09843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fo:wrap-option="no-wrap" fo:padding-top="0.05118in" fo:padding-bottom="0.05118in" fo:padding-left="0.09843in" fo:padding-right="0.09843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fo:wrap-option="no-wrap" fo:padding-top="0.05118in" fo:padding-bottom="0.05118in" fo:padding-left="0.09843in" fo:padding-right="0.09843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fo:wrap-option="no-wrap" fo:padding-top="0.05118in" fo:padding-bottom="0.05118in" fo:padding-left="0.09843in" fo:padding-right="0.09843in" draw:textarea-vertical-align="middle"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ＭＳ Ｐ明朝" style:font-family-asian="ＭＳ Ｐ明朝" style:font-family-complex="" style:font-family-generic="roman" style:font-family-generic-asian="roman" style:font-pitch="variable" style:font-pitch-asian="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ＭＳ Ｐ明朝" style:font-family-asian="ＭＳ Ｐ明朝" style:font-family-complex="" style:font-family-generic="roman" style:font-family-generic-asian="roman" style:font-pitch="variable" style:font-pitch-asian="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118in" fo:padding-bottom="0.05118in" fo:padding-left="0.09843in" fo:padding-right="0.09843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ＭＳ Ｐ明朝" style:font-family-asian="ＭＳ Ｐ明朝" style:font-family-complex="" style:font-family-generic="roman" style:font-family-generic-asian="roman" style:font-pitch="variable" style:font-pitch-asian="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ＭＳ Ｐ明朝" style:font-family-asian="ＭＳ Ｐ明朝" style:font-family-complex="" style:font-family-generic="roman" style:font-family-generic-asian="roman" style:font-pitch="variable" style:font-pitch-asian="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
      <style:graphic-properties fo:wrap-option="wrap" fo:padding-top="0.04921in" fo:padding-bottom="0.04921in" fo:padding-left="0.09843in" fo:padding-right="0.09843in" draw:textarea-vertical-align="middle" draw:textarea-horizontal-align="center" draw:fill="solid" draw:fill-color="#99ccff" draw:opacity="100%" draw:stroke="dash" draw:stroke-dash="a101" svg:stroke-width="0in" svg:stroke-color="#000000" svg:stroke-opacity="100%" draw:auto-grow-width="false" draw:auto-grow-height="false"/>
      <style:paragraph-properties style:font-independent-line-spacing="fals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1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fo:wrap-option="wrap" fo:padding-top="0.04921in" fo:padding-bottom="0.04921in" fo:padding-left="0.09843in" fo:padding-right="0.09843in" draw:textarea-vertical-align="middle" draw:textarea-horizontal-align="center" draw:fill="solid" draw:fill-color="#99ccff" draw:opacity="100%" draw:stroke="solid" svg:stroke-width="0in" svg:stroke-color="#000000" svg:stroke-opacity="100%" draw:auto-grow-width="false" draw:auto-grow-height="false"/>
      <style:paragraph-properties style:font-independent-line-spacing="false" style:writing-mode="lr-tb"/>
    </style:style>
    <style:style style:family="paragraph" style:name="a2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
      <style:graphic-properties fo:wrap-option="no-wrap" fo:padding-top="0.05118in" fo:padding-bottom="0.05118in" fo:padding-left="0.09843in" fo:padding-right="0.09843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1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
      <style:graphic-properties fo:wrap-option="wrap" fo:padding-top="0.04921in" fo:padding-bottom="0.04921in" fo:padding-left="0.09843in" fo:padding-right="0.09843in" draw:textarea-vertical-align="middle" draw:textarea-horizontal-align="center" draw:fill="solid" draw:fill-color="#99ccff" draw:opacity="100%" draw:stroke="solid" svg:stroke-width="0in" svg:stroke-color="#000000" svg:stroke-opacity="100%" draw:auto-grow-width="false" draw:auto-grow-height="false"/>
      <style:paragraph-properties style:font-independent-line-spacing="false" style:writing-mode="lr-tb"/>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
      <style:graphic-properties fo:wrap-option="wrap" fo:padding-top="0.02205in" fo:padding-bottom="0.02205in" fo:padding-left="0.02205in" fo:padding-right="0.02205in" draw:textarea-vertical-align="middle" draw:textarea-horizontal-align="center"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2205in" fo:padding-bottom="0.02205in" fo:padding-left="0.02205in" fo:padding-right="0.02205in" draw:textarea-vertical-align="middle" draw:textarea-horizontal-align="center" draw:fill="solid" draw:fill-color="#ffffff" draw:opacity="100%" draw:stroke="solid" svg:stroke-width="0.02087in" svg:stroke-color="#000000" svg:stroke-opacity="100%" draw:stroke-linejoin="miter" draw:auto-grow-width="false" draw:auto-grow-height="false"/>
      <style:paragraph-properties style:font-independent-line-spacing="fals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fo:wrap-option="wrap" fo:padding-top="0.02205in" fo:padding-bottom="0.02205in" fo:padding-left="0.02205in" fo:padding-right="0.02205in" draw:textarea-vertical-align="top"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paragraph" style:name="a1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4921in" fo:padding-bottom="0.04921in" fo:padding-left="0.09843in" fo:padding-right="0.09843in" draw:textarea-vertical-align="middle" draw:textarea-horizontal-align="center" draw:fill="solid" draw:fill-color="#99ccff" draw:opacity="100%" draw:stroke="solid" svg:stroke-width="0in" svg:stroke-color="#000000" svg:stroke-opacity="100%" draw:auto-grow-width="false" draw:auto-grow-height="false"/>
      <style:paragraph-properties style:font-independent-line-spacing="fals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parent-style-name="Graphics">
      <style:graphic-properties draw:fill="none" fo:clip="rect(0in 0in 0in 0in)" draw:stroke="none" draw:luminance="0%" draw:contrast="0%" draw:image-opacity="100%"/>
    </style:style>
    <style:style style:family="graphic" style:name="a31">
      <style:graphic-properties fo:wrap-option="wrap" fo:padding-top="0.02205in" fo:padding-bottom="0.02205in" fo:padding-left="0.02205in" fo:padding-right="0.02205in" draw:textarea-vertical-align="middle" draw:textarea-horizontal-align="center"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115" style:parent-style-name="Graphics">
      <style:graphic-properties draw:fill="none" fo:clip="rect(0in 0in 0in 0in)" draw:stroke="none" draw:luminance="0%" draw:contrast="0%" draw:image-opacity="100%"/>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no-wrap" fo:padding-top="0.05118in" fo:padding-bottom="0.05118in" fo:padding-left="0.09843in" fo:padding-right="0.09843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graphic" style:name="a118">
      <style:graphic-properties fo:wrap-option="wrap" fo:padding-top="0.04921in" fo:padding-bottom="0.04921in" fo:padding-left="0.09843in" fo:padding-right="0.09843in" draw:textarea-vertical-align="middle" draw:textarea-horizontal-align="center" draw:fill="solid" draw:fill-color="#99ccff" draw:opacity="100%" draw:stroke="solid" svg:stroke-width="0in" svg:stroke-color="#000000" svg:stroke-opacity="100%" draw:auto-grow-width="false" draw:auto-grow-height="false"/>
      <style:paragraph-properties style:font-independent-line-spacing="fals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no-wrap" fo:padding-top="0.05118in" fo:padding-bottom="0.05118in" fo:padding-left="0.09843in" fo:padding-right="0.09843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02205in" fo:padding-bottom="0.02205in" fo:padding-left="0.02205in" fo:padding-right="0.02205in" draw:textarea-vertical-align="top"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02205in" fo:padding-bottom="0.02205in" fo:padding-left="0.02205in" fo:padding-right="0.02205in" draw:textarea-vertical-align="top"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02205in" fo:padding-bottom="0.02205in" fo:padding-left="0.02205in" fo:padding-right="0.02205in" draw:textarea-vertical-align="top"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graphic" style:name="a122">
      <style:graphic-properties fo:wrap-option="wrap" fo:padding-top="0.0689in" fo:padding-bottom="0.0689in" fo:padding-left="0.11811in" fo:padding-right="0.11811in" draw:textarea-vertical-align="top" draw:textarea-horizontal-align="center" draw:fill="none" draw:stroke="solid" svg:stroke-width="0.03937in" svg:stroke-color="#000000" draw:marker-end="a121" svg:stroke-opacity="100%" draw:auto-grow-width="false" draw:auto-grow-height="false"/>
      <style:paragraph-properties style:font-independent-line-spacing="fals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no-wrap" fo:padding-top="0.05118in" fo:padding-bottom="0.05118in" fo:padding-left="0.09843in" fo:padding-right="0.09843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no-wrap" fo:padding-top="0.05118in" fo:padding-bottom="0.05118in" fo:padding-left="0.09843in" fo:padding-right="0.09843in" draw:textarea-vertical-align="middle"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2205in" fo:padding-bottom="0.02205in" fo:padding-left="0.02205in" fo:padding-right="0.02205in" draw:textarea-vertical-align="middle" draw:textarea-horizontal-align="center" draw:fill="solid" draw:fill-color="#ffffff" draw:opacity="100%" draw:stroke="solid" svg:stroke-width="0.02087in" svg:stroke-color="#000000" svg:stroke-opacity="100%" draw:stroke-linejoin="miter" draw:auto-grow-width="false" draw:auto-grow-height="false"/>
      <style:paragraph-properties style:font-independent-line-spacing="fals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278">
      <style:graphic-properties fo:wrap-option="wrap" fo:padding-top="0.02205in" fo:padding-bottom="0.02205in" fo:padding-left="0.02205in" fo:padding-right="0.02205in" draw:textarea-vertical-align="top"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paragraph" style:name="a1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689in" fo:padding-bottom="0.0689in" fo:padding-left="0.11811in" fo:padding-right="0.11811in" draw:textarea-vertical-align="top" draw:textarea-horizontal-align="center" draw:fill="solid" draw:fill-color="#ffffcc" draw:opacity="100%" draw:stroke="solid" svg:stroke-width="0.03937in" svg:stroke-color="#000000" svg:stroke-opacity="100%" draw:auto-grow-width="false" draw:auto-grow-height="false"/>
      <style:paragraph-properties style:font-independent-line-spacing="fals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689in" fo:padding-bottom="0.0689in" fo:padding-left="0.11811in" fo:padding-right="0.11811in" draw:textarea-vertical-align="top" draw:textarea-horizontal-align="center" draw:fill="solid" draw:fill-color="#9999ff" draw:opacity="100%" draw:stroke="solid" svg:stroke-width="0.03937in" svg:stroke-color="#000000" svg:stroke-opacity="100%" draw:auto-grow-width="false" draw:auto-grow-height="false"/>
      <style:paragraph-properties style:font-independent-line-spacing="fals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02205in" fo:padding-bottom="0.02205in" fo:padding-left="0.02205in" fo:padding-right="0.02205in" draw:textarea-vertical-align="top"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2205in" fo:padding-bottom="0.02205in" fo:padding-left="0.02205in" fo:padding-right="0.02205in" draw:textarea-vertical-align="top"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28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2205in" fo:padding-bottom="0.02205in" fo:padding-left="0.02205in" fo:padding-right="0.02205in" draw:textarea-vertical-align="top"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paragraph" style:name="a14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02205in" fo:padding-bottom="0.02205in" fo:padding-left="0.02205in" fo:padding-right="0.02205in" draw:textarea-vertical-align="top"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0689in" fo:padding-bottom="0.0689in" fo:padding-left="0.11811in" fo:padding-right="0.11811in" draw:textarea-vertical-align="top" draw:textarea-horizontal-align="center" draw:fill="none" draw:stroke="solid" svg:stroke-width="0.03937in" svg:stroke-color="#000000" draw:marker-end="a143" svg:stroke-opacity="100%" draw:auto-grow-width="false" draw:auto-grow-height="false"/>
      <style:paragraph-properties style:font-independent-line-spacing="false" style:writing-mode="lr-tb"/>
    </style:style>
    <style:style style:family="graphic" style:name="a61">
      <style:graphic-properties fo:wrap-option="wrap" fo:padding-top="0.0689in" fo:padding-bottom="0.0689in" fo:padding-left="0.11811in" fo:padding-right="0.11811in" draw:textarea-vertical-align="top" draw:textarea-horizontal-align="center" draw:fill="solid" draw:fill-color="#ffcc99" draw:opacity="100%" draw:stroke="solid" svg:stroke-width="0.03937in" svg:stroke-color="#000000" svg:stroke-opacity="100%" draw:auto-grow-width="false" draw:auto-grow-height="false"/>
      <style:paragraph-properties style:font-independent-line-spacing="false" style:writing-mode="lr-tb"/>
    </style:style>
    <style:style style:family="graphic" style:name="a304">
      <style:graphic-properties fo:wrap-option="wrap" fo:padding-top="0.02205in" fo:padding-bottom="0.02205in" fo:padding-left="0.02205in" fo:padding-right="0.02205in" draw:textarea-vertical-align="top"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689in" fo:padding-bottom="0.0689in" fo:padding-left="0.11811in" fo:padding-right="0.11811in" draw:textarea-vertical-align="top" draw:textarea-horizontal-align="center" draw:fill="solid" draw:fill-color="#ccffff" draw:opacity="100%" draw:stroke="solid" svg:stroke-width="0.03937in" svg:stroke-color="#000000" svg:stroke-opacity="100%" draw:auto-grow-width="false" draw:auto-grow-height="false"/>
      <style:paragraph-properties style:font-independent-line-spacing="false" style:writing-mode="lr-tb"/>
    </style:style>
    <style:style style:family="graphic" style:name="a307">
      <style:graphic-properties fo:wrap-option="wrap" fo:padding-top="0.02205in" fo:padding-bottom="0.02205in" fo:padding-left="0.02205in" fo:padding-right="0.02205in" draw:textarea-vertical-align="top"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graphic" style:name="a148">
      <style:graphic-properties fo:wrap-option="wrap" fo:padding-top="0.0689in" fo:padding-bottom="0.0689in" fo:padding-left="0.11811in" fo:padding-right="0.11811in" draw:textarea-vertical-align="top" draw:textarea-horizontal-align="center" draw:fill="none" draw:stroke="solid" svg:stroke-width="0.03937in" svg:stroke-color="#000000" draw:marker-end="a147" svg:stroke-opacity="100%" draw:auto-grow-width="false" draw:auto-grow-height="false"/>
      <style:paragraph-properties style:font-independent-line-spacing="fals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9">
      <style:graphic-properties draw:fill="none" draw:stroke="solid" svg:stroke-width="0.01378in" svg:stroke-color="#000000" draw:marker-end="a308" svg:stroke-opacity="100%" draw:stroke-linejoin="miter"/>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02205in" fo:padding-bottom="0.02205in" fo:padding-left="0.02205in" fo:padding-right="0.02205in" draw:textarea-vertical-align="middle" draw:textarea-horizontal-align="center" draw:fill="solid" draw:fill-color="#ffffff" draw:opacity="100%" draw:stroke="solid" svg:stroke-width="0.02087in" svg:stroke-color="#000000" svg:stroke-opacity="100%" draw:stroke-linejoin="miter" draw:auto-grow-width="false" draw:auto-grow-height="false"/>
      <style:paragraph-properties style:font-independent-line-spacing="false" style:writing-mode="lr-tb"/>
    </style:style>
    <style:style style:family="paragraph" style:name="a15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689in" fo:padding-bottom="0.0689in" fo:padding-left="0.11811in" fo:padding-right="0.11811in" draw:textarea-vertical-align="top" draw:textarea-horizontal-align="center" draw:fill="none" draw:stroke="solid" svg:stroke-width="0.03937in" svg:stroke-color="#000000" draw:marker-end="a151" svg:stroke-opacity="100%" draw:auto-grow-width="false" draw:auto-grow-height="false"/>
      <style:paragraph-properties style:font-independent-line-spacing="false" style:writing-mode="lr-tb"/>
    </style:style>
    <style:style style:family="graphic" style:name="a311">
      <style:graphic-properties draw:fill="none" draw:stroke="solid" svg:stroke-width="0.01378in" svg:stroke-color="#000000" draw:marker-end="a310" svg:stroke-opacity="100%" draw:stroke-linejoin="miter"/>
    </style:style>
    <style:style style:family="graphic" style:name="a298">
      <style:graphic-properties fo:wrap-option="wrap" fo:padding-top="0.02205in" fo:padding-bottom="0.02205in" fo:padding-left="0.02205in" fo:padding-right="0.02205in" draw:textarea-vertical-align="top" draw:textarea-horizontal-align="left" draw:fill="none" draw:stroke="solid" svg:stroke-width="0.02087in" svg:stroke-color="#000000" svg:stroke-opacity="100%" draw:stroke-linejoin="miter" draw:auto-grow-width="false" draw:auto-grow-height="false"/>
      <style:paragraph-properties style:font-independent-line-spacing="fals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3">
      <style:graphic-properties draw:fill="none" draw:stroke="solid" svg:stroke-width="0.01378in" svg:stroke-color="#000000" draw:marker-end="a312" svg:stroke-opacity="100%" draw:stroke-linejoin="miter"/>
    </style:style>
    <style:style style:family="paragraph" style:name="a15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4921in" fo:padding-bottom="0.04921in" fo:padding-left="0.09843in" fo:padding-right="0.09843in" draw:textarea-vertical-align="top" draw:textarea-horizontal-align="center" draw:fill="solid" draw:fill-color="#99ccff" draw:opacity="100%" draw:stroke="solid" svg:stroke-width="0in" svg:stroke-color="#000000" svg:stroke-opacity="100%" draw:auto-grow-width="false" draw:auto-grow-height="false"/>
      <style:paragraph-properties style:font-independent-line-spacing="false" style:writing-mode="lr-tb"/>
    </style:style>
    <style:style style:family="graphic" style:name="a156">
      <style:graphic-properties fo:wrap-option="wrap" fo:padding-top="0.12795in" fo:padding-bottom="0.12795in" fo:padding-left="0.17717in" fo:padding-right="0.17717in" draw:textarea-vertical-align="middle" draw:textarea-horizontal-align="center" draw:fill="none" draw:stroke="solid" svg:stroke-width="0.15748in" svg:stroke-color="#0000ff" draw:marker-end="a155" svg:stroke-opacity="100%" draw:auto-grow-width="false" draw:auto-grow-height="false"/>
      <style:paragraph-properties style:font-independent-line-spacing="fals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12795in" fo:padding-bottom="0.12795in" fo:padding-left="0.17717in" fo:padding-right="0.17717in" draw:textarea-vertical-align="middle" draw:textarea-horizontal-align="center" draw:fill="none" draw:stroke="solid" svg:stroke-width="0.15748in" svg:stroke-color="#0000ff" draw:marker-end="a159" svg:stroke-opacity="100%" draw:auto-grow-width="false" draw:auto-grow-height="false"/>
      <style:paragraph-properties style:font-independent-line-spacing="fals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4921in" fo:padding-bottom="0.04921in" fo:padding-left="0.09843in" fo:padding-right="0.09843in" draw:textarea-vertical-align="top" draw:textarea-horizontal-align="center" draw:fill="solid" draw:fill-color="#99ccff" draw:opacity="100%" draw:stroke="solid" svg:stroke-width="0in" svg:stroke-color="#000000" svg:stroke-opacity="100%" draw:auto-grow-width="false" draw:auto-grow-height="false"/>
      <style:paragraph-properties style:font-independent-line-spacing="false" style:writing-mode="lr-tb"/>
    </style:style>
    <style:style style:family="graphic" style:name="a164">
      <style:graphic-properties fo:wrap-option="wrap" fo:padding-top="0.0689in" fo:padding-bottom="0.0689in" fo:padding-left="0.11811in" fo:padding-right="0.11811in" draw:textarea-vertical-align="top" draw:textarea-horizontal-align="center" draw:fill="none" draw:stroke="solid" svg:stroke-width="0.03937in" svg:stroke-color="#000000" draw:marker-end="a163" svg:stroke-opacity="100%" draw:auto-grow-width="false" draw:auto-grow-height="false"/>
      <style:paragraph-properties style:font-independent-line-spacing="fals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118in" fo:padding-bottom="0.05118in" fo:padding-left="0.09843in" fo:padding-right="0.09843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2205in" fo:padding-bottom="0.02205in" fo:padding-left="0.02205in" fo:padding-right="0.02205in" draw:textarea-vertical-align="middle" draw:textarea-horizontal-align="center" draw:fill="solid" draw:fill-color="#ffff99" draw:opacity="100%" draw:stroke="solid" svg:stroke-width="0.01024in" svg:stroke-color="#000000" svg:stroke-opacity="100%" draw:stroke-linejoin="miter" draw:auto-grow-width="false" draw:auto-grow-height="fals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style:font-family-complex="" style:font-family-generic="modern" style:font-family-generic-asian="modern" style:font-pitch="variable" style:font-pitch-asian="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明朝" style:font-family-complex=""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689in" fo:padding-bottom="0.0689in" fo:padding-left="0.11811in" fo:padding-right="0.11811in" draw:textarea-vertical-align="top" draw:textarea-horizontal-align="center" draw:fill="none" draw:stroke="solid" svg:stroke-width="0.03937in" svg:stroke-color="#000000" draw:marker-end="a172" svg:stroke-opacity="100%" draw:auto-grow-width="false" draw:auto-grow-height="false"/>
      <style:paragraph-properties style:font-independent-line-spacing="false" style:writing-mode="lr-tb"/>
    </style:style>
    <style:style style:family="graphic" style:name="a90">
      <style:graphic-properties fo:wrap-option="wrap" fo:padding-top="0.04921in" fo:padding-bottom="0.04921in" fo:padding-left="0.09843in" fo:padding-right="0.09843in" draw:textarea-vertical-align="top" draw:textarea-horizontal-align="center" draw:fill="solid" draw:fill-color="#99ccff" draw:opacity="100%" draw:stroke="dash" draw:stroke-dash="a89" svg:stroke-width="0in" svg:stroke-color="#000000" svg:stroke-opacity="100%" draw:auto-grow-width="false" draw:auto-grow-height="false"/>
      <style:paragraph-properties style:font-independent-line-spacing="fals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graphic-properties fo:wrap-option="no-wrap" fo:padding-top="0.04921in" fo:padding-bottom="0.04921in" fo:padding-left="0.09843in" fo:padding-right="0.09843in" draw:textarea-vertical-align="middle" draw:textarea-horizontal-align="center" draw:fill="solid" draw:fill-color="#ffffff" draw:opacity="100%" draw:stroke="solid" svg:stroke-width="0in" svg:stroke-color="#000000" svg:stroke-opacity="100%" draw:auto-grow-width="false" draw:auto-grow-height="false"/>
      <style:paragraph-properties style:font-independent-line-spacing="false" style:writing-mode="lr-tb"/>
    </style:style>
    <style:style style:family="paragraph" style:name="a17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Mangal" style:font-family-generic="roma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office:automatic-styles>
  <office:body>
    <office:spreadsheet>
      <table:calculation-settings table:case-sensitive="false" table:search-criteria-must-apply-to-whole-cell="false"/>
      <table:table table:name="アクション総括記述－機能概要" table:style-name="ta1" table:print-ranges="アクション総括記述－機能概要.A1:アクション総括記述－機能概要.P43">
        <table:table-column table:style-name="co1" table:number-columns-repeated="3"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3"/>
        <table:table-column table:style-name="co6" table:default-cell-style-name="ce3"/>
        <table:table-column table:style-name="co7" table:number-columns-repeated="2"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number-columns-repeated="241" table:default-cell-style-name="ce2"/>
        <table:table-column table:style-name="co12" table:number-columns-repeated="767" table:default-cell-style-name="ce1"/>
        <table:table-column table:style-name="co13" table:number-columns-repeated="15360" table:default-cell-style-name="ce1"/>
        <table:table-row table:style-name="ro1">
          <table:table-cell table:style-name="ce2">
            <draw:custom-shape svg:x="0.00945in" svg:y="0.08504in" svg:width="0.80039in" svg:height="0.50039in" draw:z-index="13" draw:id="id12" draw:style-name="a40" draw:name="Rectangle 13">
              <svg:title/>
              <svg:desc/>
              <text:p text:style-name="a39" text:class-names="" text:cond-style-name=""><text:span text:style-name="a38" text:class-names="">UI02</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08504in" svg:width="11.14213in" svg:height="0.51181in" draw:z-index="16" draw:id="id15" draw:style-name="a49" draw:name="Rectangle 16">
              <svg:title/>
              <svg:desc/>
              <text:p text:style-name="a48" text:class-names="" text:cond-style-name=""><text:span text:style-name="a4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08504in" svg:width="0.8in" svg:height="0.50039in" draw:z-index="17" draw:id="id16" draw:style-name="a52" draw:name="Rectangle 21">
              <svg:title/>
              <svg:desc/>
              <text:p text:style-name="a51" text:class-names="" text:cond-style-name=""><text:span text:style-name="a50" text:class-names="">UI</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2" table:style-name="ce2"/>
          <table:table-cell table:style-name="ce2">
            <draw:custom-shape svg:x="0.18071in" svg:y="0.08504in" svg:width="3.23583in" svg:height="0.50039in" draw:z-index="4" draw:id="id3" draw:style-name="a11" draw:name="Rectangle 4">
              <svg:title/>
              <svg:desc/>
              <text:p text:style-name="a10" text:class-names="" text:cond-style-name=""><text:span text:style-name="a9" text:class-names="">機能概要</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2" table:style-name="ce2"/>
          <table:table-cell table:number-columns-repeated="4" table:style-name="ce3"/>
          <table:table-cell table:style-name="ce3">
            <draw:custom-shape svg:x="0.50394in" svg:y="0.08504in" svg:width="2.37992in" svg:height="0.19449in" draw:z-index="14" draw:id="id13" draw:style-name="a43" draw:name="Rectangle 14">
              <svg:title/>
              <svg:desc/>
              <text:p text:style-name="a42" text:class-names="" text:cond-style-name=""><text:span text:style-name="a41" text:class-names="">システム名</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style-name="ce3"/>
          <table:table-cell table:style-name="ce3">
            <draw:custom-shape svg:x="0.6in" svg:y="0.08504in" svg:width="2.19134in" svg:height="0.19449in" draw:z-index="1" draw:id="id0" draw:style-name="a2" draw:name="Rectangle 1">
              <svg:title/>
              <svg:desc/>
              <text:p text:style-name="a1" text:class-names="" text:cond-style-name=""><text:span text:style-name="a0" text:class-names="">サブシステム名</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style-name="ce3">
            <draw:custom-shape svg:x="3.28307in" svg:y="0.08504in" svg:width="0.89449in" svg:height="0.17008in" draw:z-index="3" draw:id="id2" draw:style-name="a8" draw:name="Rectangle 3">
              <svg:title/>
              <svg:desc/>
              <text:p text:style-name="a7" text:class-names="" text:cond-style-name=""><text:span text:style-name="a6" text:class-names="">作成者</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36811in" svg:y="0.08504in" svg:width="0.92795in" svg:height="0.17008in" draw:z-index="7" draw:id="id6" draw:style-name="a20" draw:name="Rectangle 7">
              <svg:title/>
              <svg:desc/>
              <text:p text:style-name="a19" text:class-names="" text:cond-style-name=""><text:span text:style-name="a18" text:class-names="">作成日</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62677in" svg:y="0.08504in" svg:width="0.75433in" svg:height="0.17008in" draw:z-index="5" draw:id="id4" draw:style-name="a14" draw:name="Rectangle 5">
              <svg:title/>
              <svg:desc/>
              <text:p text:style-name="a13" text:class-names="" text:cond-style-name=""><text:span text:style-name="a12" text:class-names="">版数</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2" table:style-name="ce3"/>
          <table:table-cell table:number-columns-repeated="16368"/>
        </table:table-row>
        <table:table-row table:style-name="ro1">
          <table:table-cell table:number-columns-repeated="6" table:style-name="ce2"/>
          <table:table-cell table:number-columns-repeated="4" table:style-name="ce3"/>
          <table:table-cell table:style-name="ce3">
            <draw:custom-shape svg:x="0.50394in" svg:y="0.06102in" svg:width="2.37992in" svg:height="0.33031in" draw:z-index="15" draw:id="id14" draw:style-name="a46" draw:name="Rectangle 15">
              <svg:title/>
              <svg:desc/>
              <text:p text:style-name="a45" text:class-names="" text:cond-style-name=""><text:span text:style-name="a4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style-name="ce3"/>
          <table:table-cell table:style-name="ce3">
            <draw:custom-shape svg:x="0.6in" svg:y="0.06102in" svg:width="2.19134in" svg:height="0.33031in" draw:z-index="2" draw:id="id1" draw:style-name="a5" draw:name="Rectangle 2">
              <svg:title/>
              <svg:desc/>
              <text:p text:style-name="a4" text:class-names="" text:cond-style-name=""><text:span text:style-name="a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style-name="ce3">
            <draw:custom-shape svg:x="3.28307in" svg:y="0.06102in" svg:width="0.89449in" svg:height="0.18583in" draw:z-index="11" draw:id="id10" draw:style-name="a34" draw:name="Rectangle 11">
              <svg:title/>
              <svg:desc/>
              <text:p text:style-name="a33" text:class-names="" text:cond-style-name=""><text:span text:style-name="a3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62677in" svg:y="0.06102in" svg:width="0.75433in" svg:height="0.18583in" draw:z-index="9" draw:id="id8" draw:style-name="a26" draw:name="Rectangle 9">
              <svg:title/>
              <svg:desc/>
              <text:p text:style-name="a25" text:class-names="" text:cond-style-name=""><text:span text:style-name="a24" text:class-names="">初版</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36811in" svg:y="0.06102in" svg:width="0.92795in" svg:height="0.18583in" draw:z-index="6" draw:id="id5" draw:style-name="a17" draw:name="Rectangle 6">
              <svg:title/>
              <svg:desc/>
              <text:p text:style-name="a16" text:class-names="" text:cond-style-name=""><text:span text:style-name="a1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2" table:style-name="ce3"/>
          <table:table-cell table:number-columns-repeated="16368"/>
        </table:table-row>
        <table:table-row table:style-name="ro2">
          <table:table-cell table:number-columns-repeated="6" table:style-name="ce2"/>
          <table:table-cell table:number-columns-repeated="7" table:style-name="ce3"/>
          <table:table-cell table:style-name="ce3">
            <draw:custom-shape svg:x="1.62677in" svg:y="0.05236in" svg:width="0.75433in" svg:height="0.14567in" draw:z-index="10" draw:id="id9" draw:style-name="a31" draw:name="Rectangle 10">
              <svg:title/>
              <svg:desc/>
              <text:p text:style-name="a30" text:class-names="" text:cond-style-name=""><text:span text:style-name="a27" text:class-names="">第<text:s text:c="1"/></text:span><text:span text:style-name="a28" text:class-names=""><text:s text:c="1"/></text:span><text:span text:style-name="a29" text:class-names="">版</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28307in" svg:y="0.05236in" svg:width="0.89449in" svg:height="0.14449in" draw:z-index="12" draw:id="id11" draw:style-name="a37" draw:name="Rectangle 12">
              <svg:title/>
              <svg:desc/>
              <text:p text:style-name="a36" text:class-names="" text:cond-style-name=""><text:span text:style-name="a3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36811in" svg:y="0.05236in" svg:width="0.9248in" svg:height="0.14567in" draw:z-index="8" draw:id="id7" draw:style-name="a23" draw:name="Rectangle 8">
              <svg:title/>
              <svg:desc/>
              <text:p text:style-name="a22" text:class-names="" text:cond-style-name=""><text:span text:style-name="a2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2" table:style-name="ce3"/>
          <table:table-cell table:number-columns-repeated="16368"/>
        </table:table-row>
        <table:table-row table:style-name="ro3">
          <table:table-cell office:value-type="string" table:number-columns-spanned="16" table:number-rows-spanned="2" table:style-name="ce27">
            <text:p>【機能概要図】</text:p>
          </table:table-cell>
          <table:covered-table-cell table:number-columns-repeated="15"/>
          <table:table-cell table:number-columns-repeated="16368" table:style-name="ce4"/>
        </table:table-row>
        <table:table-row table:style-name="ro3">
          <table:covered-table-cell/>
          <table:covered-table-cell table:number-columns-repeated="15"/>
          <table:table-cell table:number-columns-repeated="16368" table:style-name="ce4"/>
        </table:table-row>
        <table:table-row table:style-name="ro4">
          <table:table-cell table:number-columns-spanned="16" table:number-rows-spanned="1" table:style-name="ce28"/>
          <table:covered-table-cell table:number-columns-repeated="4"/>
          <table:covered-table-cell>
            <draw:g draw:z-index="18" draw:name="グループ化 18" draw:id="id48">
              <svg:title/>
              <svg:desc/>
              <draw:custom-shape svg:x="0.92913in" svg:y="0.03346in" svg:width="1.95945in" svg:height="4.13386in" draw:id="id17" draw:style-name="a55" draw:name="フリーフォーム 19">
                <svg:title/>
                <svg:desc/>
                <text:p text:style-name="a54" text:class-names="" text:cond-style-name=""><text:span text:style-name="a53" text:class-names="">入力</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88858in" svg:y="2.83819in" svg:width="2.04724in" svg:height="1.32913in" draw:id="id18" draw:style-name="a58" draw:name="フリーフォーム 20">
                <svg:title/>
                <svg:desc/>
                <text:p text:style-name="a57" text:class-names="" text:cond-style-name=""><text:span text:style-name="a56" text:class-names="">データ</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01457in" svg:y="0.03346in" svg:width="1.9685in" svg:height="4.13386in" draw:id="id19" draw:style-name="a61" draw:name="フリーフォーム 21">
                <svg:title/>
                <svg:desc/>
                <text:p text:style-name="a60" text:class-names="" text:cond-style-name=""><text:span text:style-name="a59" text:class-names="">出力</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88858in" svg:y="0.03346in" svg:width="2.08661in" svg:height="2.75591in" draw:id="id20" draw:style-name="a64" draw:name="フリーフォーム 22">
                <svg:title/>
                <svg:desc/>
                <text:p text:style-name="a63" text:class-names="" text:cond-style-name=""><text:span text:style-name="a62" text:class-names="">表示</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23149in" svg:y="0.48504in" svg:width="1.35394in" svg:height="0.74764in" draw:id="id21" draw:style-name="a72" draw:name="正方形/長方形 23">
                <svg:title/>
                <svg:desc/>
                <text:p text:style-name="a68" text:class-names="" text:cond-style-name=""><text:span text:style-name="a65" text:class-names="">&lt;&lt;</text:span><text:span text:style-name="a66" text:class-names="">画面</text:span><text:span text:style-name="a67" text:class-names="">&gt;&gt;</text:span></text:p>
                <text:p text:style-name="a71" text:class-names="" text:cond-style-name=""><text:span text:style-name="a69" text:class-names="">2.</text:span><text:span text:style-name="a70" text:class-names="">表示画面</text:span></text:p>
                <draw:enhanced-geometry xmlns:dr3d="urn:oasis:names:tc:opendocument:xmlns:dr3d:1.0" draw:type="non-primitive" svg:viewBox="0 0 21600 21600" draw:enhanced-path="M 0 0 L 21600 0 21600 21600 0 21600 Z N"/>
              </draw:custom-shape>
              <draw:custom-shape svg:x="1.19764in" svg:y="1.07795in" svg:width="1.28779in" svg:height="0.7752in" draw:id="id22" draw:style-name="a80" draw:name="正方形/長方形 24">
                <svg:title/>
                <svg:desc/>
                <text:p text:style-name="a76" text:class-names="" text:cond-style-name=""><text:span text:style-name="a73" text:class-names="">&lt;&lt;</text:span><text:span text:style-name="a74" text:class-names="">画面</text:span><text:span text:style-name="a75" text:class-names="">&gt;&gt;</text:span></text:p>
                <text:p text:style-name="a79" text:class-names="" text:cond-style-name=""><text:span text:style-name="a77" text:class-names="">1.</text:span><text:span text:style-name="a78" text:class-names="">入力画面</text:span></text:p>
                <draw:enhanced-geometry xmlns:dr3d="urn:oasis:names:tc:opendocument:xmlns:dr3d:1.0" draw:type="non-primitive" svg:viewBox="0 0 21600 21600" draw:enhanced-path="M 0 0 L 21600 0 21600 21600 0 21600 Z N"/>
              </draw:custom-shape>
              <draw:custom-shape svg:x="5.87559in" svg:y="0.40945in" svg:width="1.02874in" svg:height="0.64764in" draw:id="id23" draw:style-name="a90" draw:name="正方形/長方形 25">
                <svg:title/>
                <svg:desc/>
                <text:p text:style-name="a84" text:class-names="" text:cond-style-name=""><text:span text:style-name="a81" text:class-names="">&lt;&lt;</text:span><text:span text:style-name="a82" text:class-names="">画面</text:span><text:span text:style-name="a83" text:class-names="">&gt;&gt;</text:span></text:p>
                <text:p text:style-name="a86" text:class-names="" text:cond-style-name=""><text:span text:style-name="a85" text:class-names="">PC</text:span></text:p>
                <text:p text:style-name="a88" text:class-names="" text:cond-style-name=""><text:span text:style-name="a87" text:class-names="">クライアント</text:span></text:p>
                <draw:enhanced-geometry xmlns:dr3d="urn:oasis:names:tc:opendocument:xmlns:dr3d:1.0" draw:type="non-primitive" svg:viewBox="0 0 21600 21600" draw:enhanced-path="M 0 0 L 21600 0 21600 21600 0 21600 Z N"/>
              </draw:custom-shape>
              <draw:custom-shape svg:x="5.77677in" svg:y="0.82087in" svg:width="1.17244in" svg:height="0.6374in" draw:id="id24" draw:style-name="a93" draw:name="フリーフォーム 26">
                <svg:title/>
                <svg:desc/>
                <text:p text:style-name="a92" text:class-names="" text:cond-style-name=""><text:span text:style-name="a91" text:class-names="">クラウド</text:span></text:p>
                <draw:enhanced-geometry xmlns:dr3d="urn:oasis:names:tc:opendocument:xmlns:dr3d:1.0" draw:type="non-primitive" svg:viewBox="0 0 21600 21600"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text-areas="?f181 ?f183 ?f182 ?f184">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930"/>
                  <draw:equation draw:name="f11" draw:formula="7160"/>
                  <draw:equation draw:name="f12" draw:formula="1530"/>
                  <draw:equation draw:name="f13" draw:formula="4490"/>
                  <draw:equation draw:name="f14" draw:formula="3400"/>
                  <draw:equation draw:name="f15" draw:formula="1970"/>
                  <draw:equation draw:name="f16" draw:formula="5270"/>
                  <draw:equation draw:name="f17" draw:formula="5860"/>
                  <draw:equation draw:name="f18" draw:formula="1950"/>
                  <draw:equation draw:name="f19" draw:formula="6470"/>
                  <draw:equation draw:name="f20" draw:formula="2210"/>
                  <draw:equation draw:name="f21" draw:formula="6970"/>
                  <draw:equation draw:name="f22" draw:formula="2600"/>
                  <draw:equation draw:name="f23" draw:formula="7450"/>
                  <draw:equation draw:name="f24" draw:formula="1390"/>
                  <draw:equation draw:name="f25" draw:formula="8340"/>
                  <draw:equation draw:name="f26" draw:formula="650"/>
                  <draw:equation draw:name="f27" draw:formula="9340"/>
                  <draw:equation draw:name="f28" draw:formula="10004"/>
                  <draw:equation draw:name="f29" draw:formula="690"/>
                  <draw:equation draw:name="f30" draw:formula="10710"/>
                  <draw:equation draw:name="f31" draw:formula="1050"/>
                  <draw:equation draw:name="f32" draw:formula="11210"/>
                  <draw:equation draw:name="f33" draw:formula="1700"/>
                  <draw:equation draw:name="f34" draw:formula="11570"/>
                  <draw:equation draw:name="f35" draw:formula="630"/>
                  <draw:equation draw:name="f36" draw:formula="12330"/>
                  <draw:equation draw:name="f37" draw:formula="13150"/>
                  <draw:equation draw:name="f38" draw:formula="13840"/>
                  <draw:equation draw:name="f39" draw:formula="14470"/>
                  <draw:equation draw:name="f40" draw:formula="460"/>
                  <draw:equation draw:name="f41" draw:formula="14870"/>
                  <draw:equation draw:name="f42" draw:formula="1160"/>
                  <draw:equation draw:name="f43" draw:formula="15330"/>
                  <draw:equation draw:name="f44" draw:formula="440"/>
                  <draw:equation draw:name="f45" draw:formula="16020"/>
                  <draw:equation draw:name="f46" draw:formula="16740"/>
                  <draw:equation draw:name="f47" draw:formula="17910"/>
                  <draw:equation draw:name="f48" draw:formula="18900"/>
                  <draw:equation draw:name="f49" draw:formula="1130"/>
                  <draw:equation draw:name="f50" draw:formula="19110"/>
                  <draw:equation draw:name="f51" draw:formula="2710"/>
                  <draw:equation draw:name="f52" draw:formula="20240"/>
                  <draw:equation draw:name="f53" draw:formula="3150"/>
                  <draw:equation draw:name="f54" draw:formula="21060"/>
                  <draw:equation draw:name="f55" draw:formula="4580"/>
                  <draw:equation draw:name="f56" draw:formula="6220"/>
                  <draw:equation draw:name="f57" draw:formula="6720"/>
                  <draw:equation draw:name="f58" draw:formula="21000"/>
                  <draw:equation draw:name="f59" draw:formula="7200"/>
                  <draw:equation draw:name="f60" draw:formula="20830"/>
                  <draw:equation draw:name="f61" draw:formula="7660"/>
                  <draw:equation draw:name="f62" draw:formula="21310"/>
                  <draw:equation draw:name="f63" draw:formula="8460"/>
                  <draw:equation draw:name="f64" draw:formula="9450"/>
                  <draw:equation draw:name="f65" draw:formula="10460"/>
                  <draw:equation draw:name="f66" draw:formula="12750"/>
                  <draw:equation draw:name="f67" draw:formula="20310"/>
                  <draw:equation draw:name="f68" draw:formula="14680"/>
                  <draw:equation draw:name="f69" draw:formula="18650"/>
                  <draw:equation draw:name="f70" draw:formula="15010"/>
                  <draw:equation draw:name="f71" draw:formula="17200"/>
                  <draw:equation draw:name="f72" draw:formula="17370"/>
                  <draw:equation draw:name="f73" draw:formula="18920"/>
                  <draw:equation draw:name="f74" draw:formula="15770"/>
                  <draw:equation draw:name="f75" draw:formula="15220"/>
                  <draw:equation draw:name="f76" draw:formula="14700"/>
                  <draw:equation draw:name="f77" draw:formula="18710"/>
                  <draw:equation draw:name="f78" draw:formula="14240"/>
                  <draw:equation draw:name="f79" draw:formula="18310"/>
                  <draw:equation draw:name="f80" draw:formula="13820"/>
                  <draw:equation draw:name="f81" draw:formula="12490"/>
                  <draw:equation draw:name="f82" draw:formula="11000"/>
                  <draw:equation draw:name="f83" draw:formula="9890"/>
                  <draw:equation draw:name="f84" draw:formula="8840"/>
                  <draw:equation draw:name="f85" draw:formula="20790"/>
                  <draw:equation draw:name="f86" draw:formula="8210"/>
                  <draw:equation draw:name="f87" draw:formula="19510"/>
                  <draw:equation draw:name="f88" draw:formula="7620"/>
                  <draw:equation draw:name="f89" draw:formula="20000"/>
                  <draw:equation draw:name="f90" draw:formula="7930"/>
                  <draw:equation draw:name="f91" draw:formula="20290"/>
                  <draw:equation draw:name="f92" draw:formula="6240"/>
                  <draw:equation draw:name="f93" draw:formula="4850"/>
                  <draw:equation draw:name="f94" draw:formula="3570"/>
                  <draw:equation draw:name="f95" draw:formula="19280"/>
                  <draw:equation draw:name="f96" draw:formula="2900"/>
                  <draw:equation draw:name="f97" draw:formula="17640"/>
                  <draw:equation draw:name="f98" draw:formula="1300"/>
                  <draw:equation draw:name="f99" draw:formula="17600"/>
                  <draw:equation draw:name="f100" draw:formula="480"/>
                  <draw:equation draw:name="f101" draw:formula="16300"/>
                  <draw:equation draw:name="f102" draw:formula="14660"/>
                  <draw:equation draw:name="f103" draw:formula="13900"/>
                  <draw:equation draw:name="f104" draw:formula="13210"/>
                  <draw:equation draw:name="f105" draw:formula="1070"/>
                  <draw:equation draw:name="f106" draw:formula="12640"/>
                  <draw:equation draw:name="f107" draw:formula="380"/>
                  <draw:equation draw:name="f108" draw:formula="12160"/>
                  <draw:equation draw:name="f109" draw:formula="10120"/>
                  <draw:equation draw:name="f110" draw:formula="8590"/>
                  <draw:equation draw:name="f111" draw:formula="840"/>
                  <draw:equation draw:name="f112" draw:formula="7330"/>
                  <draw:equation draw:name="f113" draw:formula="7410"/>
                  <draw:equation draw:name="f114" draw:formula="2040"/>
                  <draw:equation draw:name="f115" draw:formula="7690"/>
                  <draw:equation draw:name="f116" draw:formula="2090"/>
                  <draw:equation draw:name="f117" draw:formula="7920"/>
                  <draw:equation draw:name="f118" draw:formula="2790"/>
                  <draw:equation draw:name="f119" draw:formula="7480"/>
                  <draw:equation draw:name="f120" draw:formula="3050"/>
                  <draw:equation draw:name="f121" draw:formula="7670"/>
                  <draw:equation draw:name="f122" draw:formula="3310"/>
                  <draw:equation draw:name="f123" draw:formula="11130"/>
                  <draw:equation draw:name="f124" draw:formula="1910"/>
                  <draw:equation draw:name="f125" draw:formula="11080"/>
                  <draw:equation draw:name="f126" draw:formula="2160"/>
                  <draw:equation draw:name="f127" draw:formula="11030"/>
                  <draw:equation draw:name="f128" draw:formula="2400"/>
                  <draw:equation draw:name="f129" draw:formula="14720"/>
                  <draw:equation draw:name="f130" draw:formula="1400"/>
                  <draw:equation draw:name="f131" draw:formula="14640"/>
                  <draw:equation draw:name="f132" draw:formula="1720"/>
                  <draw:equation draw:name="f133" draw:formula="14540"/>
                  <draw:equation draw:name="f134" draw:formula="2010"/>
                  <draw:equation draw:name="f135" draw:formula="19130"/>
                  <draw:equation draw:name="f136" draw:formula="2890"/>
                  <draw:equation draw:name="f137" draw:formula="19230"/>
                  <draw:equation draw:name="f138" draw:formula="3290"/>
                  <draw:equation draw:name="f139" draw:formula="19190"/>
                  <draw:equation draw:name="f140" draw:formula="3380"/>
                  <draw:equation draw:name="f141" draw:formula="20660"/>
                  <draw:equation draw:name="f142" draw:formula="8170"/>
                  <draw:equation draw:name="f143" draw:formula="20430"/>
                  <draw:equation draw:name="f144" draw:formula="8620"/>
                  <draw:equation draw:name="f145" draw:formula="20110"/>
                  <draw:equation draw:name="f146" draw:formula="8990"/>
                  <draw:equation draw:name="f147" draw:formula="18660"/>
                  <draw:equation draw:name="f148" draw:formula="18740"/>
                  <draw:equation draw:name="f149" draw:formula="14200"/>
                  <draw:equation draw:name="f150" draw:formula="18280"/>
                  <draw:equation draw:name="f151" draw:formula="12200"/>
                  <draw:equation draw:name="f152" draw:formula="17000"/>
                  <draw:equation draw:name="f153" draw:formula="11450"/>
                  <draw:equation draw:name="f154" draw:formula="14320"/>
                  <draw:equation draw:name="f155" draw:formula="17980"/>
                  <draw:equation draw:name="f156" draw:formula="14350"/>
                  <draw:equation draw:name="f157" draw:formula="17680"/>
                  <draw:equation draw:name="f158" draw:formula="14370"/>
                  <draw:equation draw:name="f159" draw:formula="17360"/>
                  <draw:equation draw:name="f160" draw:formula="8220"/>
                  <draw:equation draw:name="f161" draw:formula="8060"/>
                  <draw:equation draw:name="f162" draw:formula="19250"/>
                  <draw:equation draw:name="f163" draw:formula="7960"/>
                  <draw:equation draw:name="f164" draw:formula="18950"/>
                  <draw:equation draw:name="f165" draw:formula="7860"/>
                  <draw:equation draw:name="f166" draw:formula="18640"/>
                  <draw:equation draw:name="f167" draw:formula="3090"/>
                  <draw:equation draw:name="f168" draw:formula="3280"/>
                  <draw:equation draw:name="f169" draw:formula="17540"/>
                  <draw:equation draw:name="f170" draw:formula="3460"/>
                  <draw:equation draw:name="f171" draw:formula="17450"/>
                  <draw:equation draw:name="f172" draw:formula="12900"/>
                  <draw:equation draw:name="f173" draw:formula="1780"/>
                  <draw:equation draw:name="f174" draw:formula="13130"/>
                  <draw:equation draw:name="f175" draw:formula="2330"/>
                  <draw:equation draw:name="f176" draw:formula="13040"/>
                  <draw:equation draw:name="f177" draw:formula="3000 * ?f6"/>
                  <draw:equation draw:name="f178" draw:formula="17110 * ?f6"/>
                  <draw:equation draw:name="f179" draw:formula="17330 * ?f7"/>
                  <draw:equation draw:name="f180" draw:formula="3320 * ?f7"/>
                  <draw:equation draw:name="f181" draw:formula="?f177 / ?f6"/>
                  <draw:equation draw:name="f182" draw:formula="?f178 / ?f6"/>
                  <draw:equation draw:name="f183" draw:formula="?f180 / ?f7"/>
                  <draw:equation draw:name="f184" draw:formula="?f179 / ?f7"/>
                </draw:enhanced-geometry>
              </draw:custom-shape>
              <draw:custom-shape svg:x="3.40039in" svg:y="3.18307in" svg:width="0.98425in" svg:height="0.62992in" draw:id="id25" draw:style-name="a98" draw:name="フリーフォーム 27">
                <svg:title/>
                <svg:desc/>
                <text:p text:style-name="a95" text:class-names="" text:cond-style-name=""><text:span text:style-name="a94" text:class-names="">入出金</text:span></text:p>
                <text:p text:style-name="a97" text:class-names="" text:cond-style-name=""><text:span text:style-name="a96" text:class-names="">残高</text:span></text:p>
                <draw:enhanced-geometry xmlns:dr3d="urn:oasis:names:tc:opendocument:xmlns:dr3d:1.0" draw:type="non-primitive" svg:viewBox="0 0 21600 21600" draw:enhanced-path="M ?f12 ?f14 A ?f132 ?f133 ?f134 ?f135 ?f12 ?f14 ?f129 ?f131  W ?f136 ?f137 ?f138 ?f139 ?f12 ?f14 ?f129 ?f131 A ?f179 ?f180 ?f181 ?f182 ?f129 ?f131 ?f176 ?f178  W ?f183 ?f184 ?f185 ?f186 ?f129 ?f131 ?f176 ?f178 L ?f13 ?f17 A ?f226 ?f227 ?f228 ?f229 ?f13 ?f17 ?f223 ?f225  W ?f230 ?f231 ?f232 ?f233 ?f13 ?f17 ?f223 ?f225 A ?f273 ?f274 ?f275 ?f276 ?f223 ?f225 ?f270 ?f272  W ?f277 ?f278 ?f279 ?f280 ?f223 ?f225 ?f270 ?f272 Z N M ?f12 ?f14 A ?f320 ?f321 ?f322 ?f323 ?f12 ?f14 ?f317 ?f319  W ?f324 ?f325 ?f326 ?f327 ?f12 ?f14 ?f317 ?f319 A ?f367 ?f368 ?f369 ?f370 ?f317 ?f319 ?f364 ?f366  W ?f371 ?f372 ?f373 ?f374 ?f317 ?f319 ?f364 ?f366 N" draw:text-areas="?f88 ?f86 ?f91 ?f92" draw:glue-points="?f85 ?f86 ?f85 ?f87 ?f88 ?f89 ?f85 ?f90 ?f91 ?f89" draw:glue-point-leaving-directions="-0, -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3400"/>
                  <draw:equation draw:name="f15" draw:formula="21600 - 10800"/>
                  <draw:equation draw:name="f16" draw:formula="3400"/>
                  <draw:equation draw:name="f17" draw:formula="18200"/>
                  <draw:equation draw:name="f18" draw:formula="0 - 10800"/>
                  <draw:equation draw:name="f19" draw:formula="18200 - 21600"/>
                  <draw:equation draw:name="f20" draw:formula="3400 - 6800"/>
                  <draw:equation draw:name="f21" draw:formula="10800 - ?f12"/>
                  <draw:equation draw:name="f22" draw:formula="0 - ?f14"/>
                  <draw:equation draw:name="f23" draw:formula="0 - ?f2"/>
                  <draw:equation draw:name="f24" draw:formula="abs(?f15)"/>
                  <draw:equation draw:name="f25" draw:formula="abs(?f16)"/>
                  <draw:equation draw:name="f26" draw:formula="if(?f15, ?f0, ?f2)"/>
                  <draw:equation draw:name="f27" draw:formula="if(?f15, ?f2, ?f0)"/>
                  <draw:equation draw:name="f28" draw:formula="10800 - ?f13"/>
                  <draw:equation draw:name="f29" draw:formula="21600 - ?f17"/>
                  <draw:equation draw:name="f30" draw:formula="abs(?f18)"/>
                  <draw:equation draw:name="f31" draw:formula="abs(?f19)"/>
                  <draw:equation draw:name="f32" draw:formula="if(?f18, ?f0, ?f2)"/>
                  <draw:equation draw:name="f33" draw:formula="if(?f18, ?f2, ?f0)"/>
                  <draw:equation draw:name="f34" draw:formula="6800 - ?f14"/>
                  <draw:equation draw:name="f35" draw:formula="abs(?f20)"/>
                  <draw:equation draw:name="f36" draw:formula="0 * ?f10"/>
                  <draw:equation draw:name="f37" draw:formula="21600 * ?f10"/>
                  <draw:equation draw:name="f38" draw:formula="18200 * ?f11"/>
                  <draw:equation draw:name="f39" draw:formula="6800 * ?f11"/>
                  <draw:equation draw:name="f40" draw:formula="abs(?f21)"/>
                  <draw:equation draw:name="f41" draw:formula="abs(?f22)"/>
                  <draw:equation draw:name="f42" draw:formula="if(?f21, ?f23, ?f2)"/>
                  <draw:equation draw:name="f43" draw:formula="if(?f21, ?f2, ?f23)"/>
                  <draw:equation draw:name="f44" draw:formula="if(?f22, 0, ?f1)"/>
                  <draw:equation draw:name="f45" draw:formula="if(?f22, ?f1, 0)"/>
                  <draw:equation draw:name="f46" draw:formula="if(?f15, ?f23, ?f2)"/>
                  <draw:equation draw:name="f47" draw:formula="if(?f15, ?f2, ?f23)"/>
                  <draw:equation draw:name="f48" draw:formula="if(?f15, ?f27, ?f26)"/>
                  <draw:equation draw:name="f49" draw:formula="if(?f15, ?f26, ?f27)"/>
                  <draw:equation draw:name="f50" draw:formula="abs(?f28)"/>
                  <draw:equation draw:name="f51" draw:formula="abs(?f29)"/>
                  <draw:equation draw:name="f52" draw:formula="if(?f28, ?f23, ?f2)"/>
                  <draw:equation draw:name="f53" draw:formula="if(?f28, ?f2, ?f23)"/>
                  <draw:equation draw:name="f54" draw:formula="if(?f29, 0, ?f1)"/>
                  <draw:equation draw:name="f55" draw:formula="if(?f29, ?f1, 0)"/>
                  <draw:equation draw:name="f56" draw:formula="if(?f18, ?f23, ?f2)"/>
                  <draw:equation draw:name="f57" draw:formula="if(?f18, ?f2, ?f23)"/>
                  <draw:equation draw:name="f58" draw:formula="if(?f18, ?f33, ?f32)"/>
                  <draw:equation draw:name="f59" draw:formula="if(?f18, ?f32, ?f33)"/>
                  <draw:equation draw:name="f60" draw:formula="abs(?f34)"/>
                  <draw:equation draw:name="f61" draw:formula="if(?f34, 0, ?f1)"/>
                  <draw:equation draw:name="f62" draw:formula="if(?f34, ?f1, 0)"/>
                  <draw:equation draw:name="f63" draw:formula="10800 * ?f10"/>
                  <draw:equation draw:name="f64" draw:formula="0 * ?f11"/>
                  <draw:equation draw:name="f65" draw:formula="10800 * ?f11"/>
                  <draw:equation draw:name="f66" draw:formula="21600 * ?f11"/>
                  <draw:equation draw:name="f67" draw:formula="if(?f21, ?f45, ?f44)"/>
                  <draw:equation draw:name="f68" draw:formula="if(?f21, ?f44, ?f45)"/>
                  <draw:equation draw:name="f69" draw:formula="if(?f22, ?f42, ?f43)"/>
                  <draw:equation draw:name="f70" draw:formula="if(?f16, ?f49, ?f48)"/>
                  <draw:equation draw:name="f71" draw:formula="if(?f16, ?f47, ?f46)"/>
                  <draw:equation draw:name="f72" draw:formula="if(?f28, ?f55, ?f54)"/>
                  <draw:equation draw:name="f73" draw:formula="if(?f28, ?f54, ?f55)"/>
                  <draw:equation draw:name="f74" draw:formula="if(?f29, ?f52, ?f53)"/>
                  <draw:equation draw:name="f75" draw:formula="if(?f19, ?f59, ?f58)"/>
                  <draw:equation draw:name="f76" draw:formula="if(?f19, ?f57, ?f56)"/>
                  <draw:equation draw:name="f77" draw:formula="if(?f21, ?f62, ?f61)"/>
                  <draw:equation draw:name="f78" draw:formula="if(?f21, ?f61, ?f62)"/>
                  <draw:equation draw:name="f79" draw:formula="if(?f34, ?f42, ?f43)"/>
                  <draw:equation draw:name="f80" draw:formula="if(?f20, ?f49, ?f48)"/>
                  <draw:equation draw:name="f81" draw:formula="if(?f20, ?f47, ?f46)"/>
                  <draw:equation draw:name="f82" draw:formula="if(?f22, ?f67, ?f68)"/>
                  <draw:equation draw:name="f83" draw:formula="if(?f29, ?f72, ?f73)"/>
                  <draw:equation draw:name="f84" draw:formula="if(?f34, ?f77, ?f78)"/>
                  <draw:equation draw:name="f85" draw:formula="?f63 / ?f10"/>
                  <draw:equation draw:name="f86" draw:formula="?f39 / ?f11"/>
                  <draw:equation draw:name="f87" draw:formula="?f64 / ?f11"/>
                  <draw:equation draw:name="f88" draw:formula="?f36 / ?f10"/>
                  <draw:equation draw:name="f89" draw:formula="?f65 / ?f11"/>
                  <draw:equation draw:name="f90" draw:formula="?f66 / ?f11"/>
                  <draw:equation draw:name="f91" draw:formula="?f37 / ?f10"/>
                  <draw:equation draw:name="f92" draw:formula="?f38 / ?f11"/>
                  <draw:equation draw:name="f93" draw:formula="21550000 - ?f69"/>
                  <draw:equation draw:name="f94" draw:formula="if(?f93, ?f69, 21550000)"/>
                  <draw:equation draw:name="f95" draw:formula="-21550000 - ?f94"/>
                  <draw:equation draw:name="f96" draw:formula="if(?f95, -21550000, ?f94)"/>
                  <draw:equation draw:name="f97" draw:formula="?f82 + ?f96"/>
                  <draw:equation draw:name="f98" draw:formula="?f82 + ?f2"/>
                  <draw:equation draw:name="f99" draw:formula="?f98 * ?f9 / ?f1"/>
                  <draw:equation draw:name="f100" draw:formula="0 - ?f99"/>
                  <draw:equation draw:name="f101" draw:formula="cos(?f100)"/>
                  <draw:equation draw:name="f102" draw:formula="0 - ?f101"/>
                  <draw:equation draw:name="f103" draw:formula="?f102 * ?f40"/>
                  <draw:equation draw:name="f104" draw:formula="sin(?f100)"/>
                  <draw:equation draw:name="f105" draw:formula="0 - ?f104"/>
                  <draw:equation draw:name="f106" draw:formula="?f105 * ?f41"/>
                  <draw:equation draw:name="f107" draw:formula="sqrt(?f103 * ?f103 + ?f106 * ?f106 + 0 * 0)"/>
                  <draw:equation draw:name="f108" draw:formula="?f40 * ?f41 / ?f107"/>
                  <draw:equation draw:name="f109" draw:formula="?f105 * ?f108"/>
                  <draw:equation draw:name="f110" draw:formula="?f12 - ?f109"/>
                  <draw:equation draw:name="f111" draw:formula="?f102 * ?f108"/>
                  <draw:equation draw:name="f112" draw:formula="?f14 - ?f111"/>
                  <draw:equation draw:name="f113" draw:formula="?f110 - ?f40"/>
                  <draw:equation draw:name="f114" draw:formula="?f112 - ?f41"/>
                  <draw:equation draw:name="f115" draw:formula="?f110 + ?f40"/>
                  <draw:equation draw:name="f116" draw:formula="?f112 + ?f41"/>
                  <draw:equation draw:name="f117" draw:formula="?f97 + ?f2"/>
                  <draw:equation draw:name="f118" draw:formula="?f117 * ?f9 / ?f1"/>
                  <draw:equation draw:name="f119" draw:formula="0 - ?f118"/>
                  <draw:equation draw:name="f120" draw:formula="cos(?f119)"/>
                  <draw:equation draw:name="f121" draw:formula="0 - ?f120"/>
                  <draw:equation draw:name="f122" draw:formula="?f121 * ?f40"/>
                  <draw:equation draw:name="f123" draw:formula="sin(?f119)"/>
                  <draw:equation draw:name="f124" draw:formula="0 - ?f123"/>
                  <draw:equation draw:name="f125" draw:formula="?f124 * ?f41"/>
                  <draw:equation draw:name="f126" draw:formula="sqrt(?f122 * ?f122 + ?f125 * ?f125 + 0 * 0)"/>
                  <draw:equation draw:name="f127" draw:formula="?f40 * ?f41 / ?f126"/>
                  <draw:equation draw:name="f128" draw:formula="?f124 * ?f127"/>
                  <draw:equation draw:name="f129" draw:formula="?f110 + ?f128"/>
                  <draw:equation draw:name="f130" draw:formula="?f121 * ?f127"/>
                  <draw:equation draw:name="f131" draw:formula="?f112 + ?f130"/>
                  <draw:equation draw:name="f132" draw:formula="if(?f96, ?f12, ?f113)"/>
                  <draw:equation draw:name="f133" draw:formula="if(?f96, ?f14, ?f114)"/>
                  <draw:equation draw:name="f134" draw:formula="if(?f96, ?f12, ?f115)"/>
                  <draw:equation draw:name="f135" draw:formula="if(?f96, ?f14, ?f116)"/>
                  <draw:equation draw:name="f136" draw:formula="if(?f96, ?f113, ?f129)"/>
                  <draw:equation draw:name="f137" draw:formula="if(?f96, ?f114, ?f131)"/>
                  <draw:equation draw:name="f138" draw:formula="if(?f96, ?f115, ?f129)"/>
                  <draw:equation draw:name="f139" draw:formula="if(?f96, ?f116, ?f131)"/>
                  <draw:equation draw:name="f140" draw:formula="21550000 - ?f71"/>
                  <draw:equation draw:name="f141" draw:formula="if(?f140, ?f71, 21550000)"/>
                  <draw:equation draw:name="f142" draw:formula="-21550000 - ?f141"/>
                  <draw:equation draw:name="f143" draw:formula="if(?f142, -21550000, ?f141)"/>
                  <draw:equation draw:name="f144" draw:formula="?f70 + ?f143"/>
                  <draw:equation draw:name="f145" draw:formula="?f70 + ?f2"/>
                  <draw:equation draw:name="f146" draw:formula="?f145 * ?f9 / ?f1"/>
                  <draw:equation draw:name="f147" draw:formula="0 - ?f146"/>
                  <draw:equation draw:name="f148" draw:formula="cos(?f147)"/>
                  <draw:equation draw:name="f149" draw:formula="0 - ?f148"/>
                  <draw:equation draw:name="f150" draw:formula="?f149 * ?f24"/>
                  <draw:equation draw:name="f151" draw:formula="sin(?f147)"/>
                  <draw:equation draw:name="f152" draw:formula="0 - ?f151"/>
                  <draw:equation draw:name="f153" draw:formula="?f152 * ?f25"/>
                  <draw:equation draw:name="f154" draw:formula="sqrt(?f150 * ?f150 + ?f153 * ?f153 + 0 * 0)"/>
                  <draw:equation draw:name="f155" draw:formula="?f24 * ?f25 / ?f154"/>
                  <draw:equation draw:name="f156" draw:formula="?f152 * ?f155"/>
                  <draw:equation draw:name="f157" draw:formula="?f129 - ?f156"/>
                  <draw:equation draw:name="f158" draw:formula="?f149 * ?f155"/>
                  <draw:equation draw:name="f159" draw:formula="?f131 - ?f158"/>
                  <draw:equation draw:name="f160" draw:formula="?f157 - ?f24"/>
                  <draw:equation draw:name="f161" draw:formula="?f159 - ?f25"/>
                  <draw:equation draw:name="f162" draw:formula="?f157 + ?f24"/>
                  <draw:equation draw:name="f163" draw:formula="?f159 + ?f25"/>
                  <draw:equation draw:name="f164" draw:formula="?f144 + ?f2"/>
                  <draw:equation draw:name="f165" draw:formula="?f164 * ?f9 / ?f1"/>
                  <draw:equation draw:name="f166" draw:formula="0 - ?f165"/>
                  <draw:equation draw:name="f167" draw:formula="cos(?f166)"/>
                  <draw:equation draw:name="f168" draw:formula="0 - ?f167"/>
                  <draw:equation draw:name="f169" draw:formula="?f168 * ?f24"/>
                  <draw:equation draw:name="f170" draw:formula="sin(?f166)"/>
                  <draw:equation draw:name="f171" draw:formula="0 - ?f170"/>
                  <draw:equation draw:name="f172" draw:formula="?f171 * ?f25"/>
                  <draw:equation draw:name="f173" draw:formula="sqrt(?f169 * ?f169 + ?f172 * ?f172 + 0 * 0)"/>
                  <draw:equation draw:name="f174" draw:formula="?f24 * ?f25 / ?f173"/>
                  <draw:equation draw:name="f175" draw:formula="?f171 * ?f174"/>
                  <draw:equation draw:name="f176" draw:formula="?f157 + ?f175"/>
                  <draw:equation draw:name="f177" draw:formula="?f168 * ?f174"/>
                  <draw:equation draw:name="f178" draw:formula="?f159 + ?f177"/>
                  <draw:equation draw:name="f179" draw:formula="if(?f143, ?f129, ?f160)"/>
                  <draw:equation draw:name="f180" draw:formula="if(?f143, ?f131, ?f161)"/>
                  <draw:equation draw:name="f181" draw:formula="if(?f143, ?f129, ?f162)"/>
                  <draw:equation draw:name="f182" draw:formula="if(?f143, ?f131, ?f163)"/>
                  <draw:equation draw:name="f183" draw:formula="if(?f143, ?f160, ?f176)"/>
                  <draw:equation draw:name="f184" draw:formula="if(?f143, ?f161, ?f178)"/>
                  <draw:equation draw:name="f185" draw:formula="if(?f143, ?f162, ?f176)"/>
                  <draw:equation draw:name="f186" draw:formula="if(?f143, ?f163, ?f178)"/>
                  <draw:equation draw:name="f187" draw:formula="21550000 - ?f74"/>
                  <draw:equation draw:name="f188" draw:formula="if(?f187, ?f74, 21550000)"/>
                  <draw:equation draw:name="f189" draw:formula="-21550000 - ?f188"/>
                  <draw:equation draw:name="f190" draw:formula="if(?f189, -21550000, ?f188)"/>
                  <draw:equation draw:name="f191" draw:formula="?f83 + ?f190"/>
                  <draw:equation draw:name="f192" draw:formula="?f83 + ?f2"/>
                  <draw:equation draw:name="f193" draw:formula="?f192 * ?f9 / ?f1"/>
                  <draw:equation draw:name="f194" draw:formula="0 - ?f193"/>
                  <draw:equation draw:name="f195" draw:formula="cos(?f194)"/>
                  <draw:equation draw:name="f196" draw:formula="0 - ?f195"/>
                  <draw:equation draw:name="f197" draw:formula="?f196 * ?f50"/>
                  <draw:equation draw:name="f198" draw:formula="sin(?f194)"/>
                  <draw:equation draw:name="f199" draw:formula="0 - ?f198"/>
                  <draw:equation draw:name="f200" draw:formula="?f199 * ?f51"/>
                  <draw:equation draw:name="f201" draw:formula="sqrt(?f197 * ?f197 + ?f200 * ?f200 + 0 * 0)"/>
                  <draw:equation draw:name="f202" draw:formula="?f50 * ?f51 / ?f201"/>
                  <draw:equation draw:name="f203" draw:formula="?f199 * ?f202"/>
                  <draw:equation draw:name="f204" draw:formula="?f13 - ?f203"/>
                  <draw:equation draw:name="f205" draw:formula="?f196 * ?f202"/>
                  <draw:equation draw:name="f206" draw:formula="?f17 - ?f205"/>
                  <draw:equation draw:name="f207" draw:formula="?f204 - ?f50"/>
                  <draw:equation draw:name="f208" draw:formula="?f206 - ?f51"/>
                  <draw:equation draw:name="f209" draw:formula="?f204 + ?f50"/>
                  <draw:equation draw:name="f210" draw:formula="?f206 + ?f51"/>
                  <draw:equation draw:name="f211" draw:formula="?f191 + ?f2"/>
                  <draw:equation draw:name="f212" draw:formula="?f211 * ?f9 / ?f1"/>
                  <draw:equation draw:name="f213" draw:formula="0 - ?f212"/>
                  <draw:equation draw:name="f214" draw:formula="cos(?f213)"/>
                  <draw:equation draw:name="f215" draw:formula="0 - ?f214"/>
                  <draw:equation draw:name="f216" draw:formula="?f215 * ?f50"/>
                  <draw:equation draw:name="f217" draw:formula="sin(?f213)"/>
                  <draw:equation draw:name="f218" draw:formula="0 - ?f217"/>
                  <draw:equation draw:name="f219" draw:formula="?f218 * ?f51"/>
                  <draw:equation draw:name="f220" draw:formula="sqrt(?f216 * ?f216 + ?f219 * ?f219 + 0 * 0)"/>
                  <draw:equation draw:name="f221" draw:formula="?f50 * ?f51 / ?f220"/>
                  <draw:equation draw:name="f222" draw:formula="?f218 * ?f221"/>
                  <draw:equation draw:name="f223" draw:formula="?f204 + ?f222"/>
                  <draw:equation draw:name="f224" draw:formula="?f215 * ?f221"/>
                  <draw:equation draw:name="f225" draw:formula="?f206 + ?f224"/>
                  <draw:equation draw:name="f226" draw:formula="if(?f190, ?f13, ?f207)"/>
                  <draw:equation draw:name="f227" draw:formula="if(?f190, ?f17, ?f208)"/>
                  <draw:equation draw:name="f228" draw:formula="if(?f190, ?f13, ?f209)"/>
                  <draw:equation draw:name="f229" draw:formula="if(?f190, ?f17, ?f210)"/>
                  <draw:equation draw:name="f230" draw:formula="if(?f190, ?f207, ?f223)"/>
                  <draw:equation draw:name="f231" draw:formula="if(?f190, ?f208, ?f225)"/>
                  <draw:equation draw:name="f232" draw:formula="if(?f190, ?f209, ?f223)"/>
                  <draw:equation draw:name="f233" draw:formula="if(?f190, ?f210, ?f225)"/>
                  <draw:equation draw:name="f234" draw:formula="21550000 - ?f76"/>
                  <draw:equation draw:name="f235" draw:formula="if(?f234, ?f76, 21550000)"/>
                  <draw:equation draw:name="f236" draw:formula="-21550000 - ?f235"/>
                  <draw:equation draw:name="f237" draw:formula="if(?f236, -21550000, ?f235)"/>
                  <draw:equation draw:name="f238" draw:formula="?f75 + ?f237"/>
                  <draw:equation draw:name="f239" draw:formula="?f75 + ?f2"/>
                  <draw:equation draw:name="f240" draw:formula="?f239 * ?f9 / ?f1"/>
                  <draw:equation draw:name="f241" draw:formula="0 - ?f240"/>
                  <draw:equation draw:name="f242" draw:formula="cos(?f241)"/>
                  <draw:equation draw:name="f243" draw:formula="0 - ?f242"/>
                  <draw:equation draw:name="f244" draw:formula="?f243 * ?f30"/>
                  <draw:equation draw:name="f245" draw:formula="sin(?f241)"/>
                  <draw:equation draw:name="f246" draw:formula="0 - ?f245"/>
                  <draw:equation draw:name="f247" draw:formula="?f246 * ?f31"/>
                  <draw:equation draw:name="f248" draw:formula="sqrt(?f244 * ?f244 + ?f247 * ?f247 + 0 * 0)"/>
                  <draw:equation draw:name="f249" draw:formula="?f30 * ?f31 / ?f248"/>
                  <draw:equation draw:name="f250" draw:formula="?f246 * ?f249"/>
                  <draw:equation draw:name="f251" draw:formula="?f223 - ?f250"/>
                  <draw:equation draw:name="f252" draw:formula="?f243 * ?f249"/>
                  <draw:equation draw:name="f253" draw:formula="?f225 - ?f252"/>
                  <draw:equation draw:name="f254" draw:formula="?f251 - ?f30"/>
                  <draw:equation draw:name="f255" draw:formula="?f253 - ?f31"/>
                  <draw:equation draw:name="f256" draw:formula="?f251 + ?f30"/>
                  <draw:equation draw:name="f257" draw:formula="?f253 + ?f31"/>
                  <draw:equation draw:name="f258" draw:formula="?f238 + ?f2"/>
                  <draw:equation draw:name="f259" draw:formula="?f258 * ?f9 / ?f1"/>
                  <draw:equation draw:name="f260" draw:formula="0 - ?f259"/>
                  <draw:equation draw:name="f261" draw:formula="cos(?f260)"/>
                  <draw:equation draw:name="f262" draw:formula="0 - ?f261"/>
                  <draw:equation draw:name="f263" draw:formula="?f262 * ?f30"/>
                  <draw:equation draw:name="f264" draw:formula="sin(?f260)"/>
                  <draw:equation draw:name="f265" draw:formula="0 - ?f264"/>
                  <draw:equation draw:name="f266" draw:formula="?f265 * ?f31"/>
                  <draw:equation draw:name="f267" draw:formula="sqrt(?f263 * ?f263 + ?f266 * ?f266 + 0 * 0)"/>
                  <draw:equation draw:name="f268" draw:formula="?f30 * ?f31 / ?f267"/>
                  <draw:equation draw:name="f269" draw:formula="?f265 * ?f268"/>
                  <draw:equation draw:name="f270" draw:formula="?f251 + ?f269"/>
                  <draw:equation draw:name="f271" draw:formula="?f262 * ?f268"/>
                  <draw:equation draw:name="f272" draw:formula="?f253 + ?f271"/>
                  <draw:equation draw:name="f273" draw:formula="if(?f237, ?f223, ?f254)"/>
                  <draw:equation draw:name="f274" draw:formula="if(?f237, ?f225, ?f255)"/>
                  <draw:equation draw:name="f275" draw:formula="if(?f237, ?f223, ?f256)"/>
                  <draw:equation draw:name="f276" draw:formula="if(?f237, ?f225, ?f257)"/>
                  <draw:equation draw:name="f277" draw:formula="if(?f237, ?f254, ?f270)"/>
                  <draw:equation draw:name="f278" draw:formula="if(?f237, ?f255, ?f272)"/>
                  <draw:equation draw:name="f279" draw:formula="if(?f237, ?f256, ?f270)"/>
                  <draw:equation draw:name="f280" draw:formula="if(?f237, ?f257, ?f272)"/>
                  <draw:equation draw:name="f281" draw:formula="21550000 - ?f79"/>
                  <draw:equation draw:name="f282" draw:formula="if(?f281, ?f79, 21550000)"/>
                  <draw:equation draw:name="f283" draw:formula="-21550000 - ?f282"/>
                  <draw:equation draw:name="f284" draw:formula="if(?f283, -21550000, ?f282)"/>
                  <draw:equation draw:name="f285" draw:formula="?f84 + ?f284"/>
                  <draw:equation draw:name="f286" draw:formula="?f84 + ?f2"/>
                  <draw:equation draw:name="f287" draw:formula="?f286 * ?f9 / ?f1"/>
                  <draw:equation draw:name="f288" draw:formula="0 - ?f287"/>
                  <draw:equation draw:name="f289" draw:formula="cos(?f288)"/>
                  <draw:equation draw:name="f290" draw:formula="0 - ?f289"/>
                  <draw:equation draw:name="f291" draw:formula="?f290 * ?f40"/>
                  <draw:equation draw:name="f292" draw:formula="sin(?f288)"/>
                  <draw:equation draw:name="f293" draw:formula="0 - ?f292"/>
                  <draw:equation draw:name="f294" draw:formula="?f293 * ?f60"/>
                  <draw:equation draw:name="f295" draw:formula="sqrt(?f291 * ?f291 + ?f294 * ?f294 + 0 * 0)"/>
                  <draw:equation draw:name="f296" draw:formula="?f40 * ?f60 / ?f295"/>
                  <draw:equation draw:name="f297" draw:formula="?f293 * ?f296"/>
                  <draw:equation draw:name="f298" draw:formula="?f12 - ?f297"/>
                  <draw:equation draw:name="f299" draw:formula="?f290 * ?f296"/>
                  <draw:equation draw:name="f300" draw:formula="?f14 - ?f299"/>
                  <draw:equation draw:name="f301" draw:formula="?f298 - ?f40"/>
                  <draw:equation draw:name="f302" draw:formula="?f300 - ?f60"/>
                  <draw:equation draw:name="f303" draw:formula="?f298 + ?f40"/>
                  <draw:equation draw:name="f304" draw:formula="?f300 + ?f60"/>
                  <draw:equation draw:name="f305" draw:formula="?f285 + ?f2"/>
                  <draw:equation draw:name="f306" draw:formula="?f305 * ?f9 / ?f1"/>
                  <draw:equation draw:name="f307" draw:formula="0 - ?f306"/>
                  <draw:equation draw:name="f308" draw:formula="cos(?f307)"/>
                  <draw:equation draw:name="f309" draw:formula="0 - ?f308"/>
                  <draw:equation draw:name="f310" draw:formula="?f309 * ?f40"/>
                  <draw:equation draw:name="f311" draw:formula="sin(?f307)"/>
                  <draw:equation draw:name="f312" draw:formula="0 - ?f311"/>
                  <draw:equation draw:name="f313" draw:formula="?f312 * ?f60"/>
                  <draw:equation draw:name="f314" draw:formula="sqrt(?f310 * ?f310 + ?f313 * ?f313 + 0 * 0)"/>
                  <draw:equation draw:name="f315" draw:formula="?f40 * ?f60 / ?f314"/>
                  <draw:equation draw:name="f316" draw:formula="?f312 * ?f315"/>
                  <draw:equation draw:name="f317" draw:formula="?f298 + ?f316"/>
                  <draw:equation draw:name="f318" draw:formula="?f309 * ?f315"/>
                  <draw:equation draw:name="f319" draw:formula="?f300 + ?f318"/>
                  <draw:equation draw:name="f320" draw:formula="if(?f284, ?f12, ?f301)"/>
                  <draw:equation draw:name="f321" draw:formula="if(?f284, ?f14, ?f302)"/>
                  <draw:equation draw:name="f322" draw:formula="if(?f284, ?f12, ?f303)"/>
                  <draw:equation draw:name="f323" draw:formula="if(?f284, ?f14, ?f304)"/>
                  <draw:equation draw:name="f324" draw:formula="if(?f284, ?f301, ?f317)"/>
                  <draw:equation draw:name="f325" draw:formula="if(?f284, ?f302, ?f319)"/>
                  <draw:equation draw:name="f326" draw:formula="if(?f284, ?f303, ?f317)"/>
                  <draw:equation draw:name="f327" draw:formula="if(?f284, ?f304, ?f319)"/>
                  <draw:equation draw:name="f328" draw:formula="21550000 - ?f81"/>
                  <draw:equation draw:name="f329" draw:formula="if(?f328, ?f81, 21550000)"/>
                  <draw:equation draw:name="f330" draw:formula="-21550000 - ?f329"/>
                  <draw:equation draw:name="f331" draw:formula="if(?f330, -21550000, ?f329)"/>
                  <draw:equation draw:name="f332" draw:formula="?f80 + ?f331"/>
                  <draw:equation draw:name="f333" draw:formula="?f80 + ?f2"/>
                  <draw:equation draw:name="f334" draw:formula="?f333 * ?f9 / ?f1"/>
                  <draw:equation draw:name="f335" draw:formula="0 - ?f334"/>
                  <draw:equation draw:name="f336" draw:formula="cos(?f335)"/>
                  <draw:equation draw:name="f337" draw:formula="0 - ?f336"/>
                  <draw:equation draw:name="f338" draw:formula="?f337 * ?f24"/>
                  <draw:equation draw:name="f339" draw:formula="sin(?f335)"/>
                  <draw:equation draw:name="f340" draw:formula="0 - ?f339"/>
                  <draw:equation draw:name="f341" draw:formula="?f340 * ?f35"/>
                  <draw:equation draw:name="f342" draw:formula="sqrt(?f338 * ?f338 + ?f341 * ?f341 + 0 * 0)"/>
                  <draw:equation draw:name="f343" draw:formula="?f24 * ?f35 / ?f342"/>
                  <draw:equation draw:name="f344" draw:formula="?f340 * ?f343"/>
                  <draw:equation draw:name="f345" draw:formula="?f317 - ?f344"/>
                  <draw:equation draw:name="f346" draw:formula="?f337 * ?f343"/>
                  <draw:equation draw:name="f347" draw:formula="?f319 - ?f346"/>
                  <draw:equation draw:name="f348" draw:formula="?f345 - ?f24"/>
                  <draw:equation draw:name="f349" draw:formula="?f347 - ?f35"/>
                  <draw:equation draw:name="f350" draw:formula="?f345 + ?f24"/>
                  <draw:equation draw:name="f351" draw:formula="?f347 + ?f35"/>
                  <draw:equation draw:name="f352" draw:formula="?f332 + ?f2"/>
                  <draw:equation draw:name="f353" draw:formula="?f352 * ?f9 / ?f1"/>
                  <draw:equation draw:name="f354" draw:formula="0 - ?f353"/>
                  <draw:equation draw:name="f355" draw:formula="cos(?f354)"/>
                  <draw:equation draw:name="f356" draw:formula="0 - ?f355"/>
                  <draw:equation draw:name="f357" draw:formula="?f356 * ?f24"/>
                  <draw:equation draw:name="f358" draw:formula="sin(?f354)"/>
                  <draw:equation draw:name="f359" draw:formula="0 - ?f358"/>
                  <draw:equation draw:name="f360" draw:formula="?f359 * ?f35"/>
                  <draw:equation draw:name="f361" draw:formula="sqrt(?f357 * ?f357 + ?f360 * ?f360 + 0 * 0)"/>
                  <draw:equation draw:name="f362" draw:formula="?f24 * ?f35 / ?f361"/>
                  <draw:equation draw:name="f363" draw:formula="?f359 * ?f362"/>
                  <draw:equation draw:name="f364" draw:formula="?f345 + ?f363"/>
                  <draw:equation draw:name="f365" draw:formula="?f356 * ?f362"/>
                  <draw:equation draw:name="f366" draw:formula="?f347 + ?f365"/>
                  <draw:equation draw:name="f367" draw:formula="if(?f331, ?f317, ?f348)"/>
                  <draw:equation draw:name="f368" draw:formula="if(?f331, ?f319, ?f349)"/>
                  <draw:equation draw:name="f369" draw:formula="if(?f331, ?f317, ?f350)"/>
                  <draw:equation draw:name="f370" draw:formula="if(?f331, ?f319, ?f351)"/>
                  <draw:equation draw:name="f371" draw:formula="if(?f331, ?f348, ?f364)"/>
                  <draw:equation draw:name="f372" draw:formula="if(?f331, ?f349, ?f366)"/>
                  <draw:equation draw:name="f373" draw:formula="if(?f331, ?f350, ?f364)"/>
                  <draw:equation draw:name="f374" draw:formula="if(?f331, ?f351, ?f366)"/>
                </draw:enhanced-geometry>
              </draw:custom-shape>
              <draw:custom-shape svg:x="1.86496in" svg:y="3.0689in" svg:width="0.89055in" svg:height="0.70472in" draw:id="id26" draw:style-name="a102" draw:name="フリーフォーム 28">
                <svg:title/>
                <svg:desc/>
                <text:p text:style-name="a100" text:class-names="" text:cond-style-name=""><text:span text:style-name="a99" text:class-names="">バックアップ</text:span></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custom-shape svg:x="6.29016in" svg:y="2.60275in" svg:width="0.58622in" svg:height="0.69606in" draw:id="id27" draw:style-name="a105" draw:name="フリーフォーム 29">
                <svg:title/>
                <svg:desc/>
                <text:p text:style-name="a104" text:class-names="" text:cond-style-name=""><text:span text:style-name="a103" text:class-names="">帳票</text:span></text:p>
                <draw:enhanced-geometry xmlns:dr3d="urn:oasis:names:tc:opendocument:xmlns:dr3d:1.0" draw:type="non-primitive" svg:viewBox="0 0 21600 21600" draw:enhanced-path="M ?f8 ?f8 L ?f9 ?f8 ?f9 ?f11 ?f11 ?f9 ?f8 ?f9 Z N M ?f11 ?f9 L ?f28 ?f11 C ?f29 ?f25 ?f26 ?f27 ?f9 ?f11 Z N" draw:text-areas="?f33 ?f32 ?f36 ?f27" draw:glue-points="?f31 ?f32 ?f33 ?f34 ?f31 ?f35 ?f36 ?f34" draw:glue-point-leaving-directions="-0, -0, -0, -0" draw:modifiers="189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0 * ?f6"/>
                  <draw:equation draw:name="f13" draw:formula="21600 * ?f6"/>
                  <draw:equation draw:name="f14" draw:formula="0 * ?f7"/>
                  <draw:equation draw:name="f15" draw:formula="10800 * ?f6"/>
                  <draw:equation draw:name="f16" draw:formula="10800 * ?f7"/>
                  <draw:equation draw:name="f17" draw:formula="21600 * ?f7"/>
                  <draw:equation draw:name="f18" draw:formula="21600 - ?f11"/>
                  <draw:equation draw:name="f19" draw:formula="?f18 * 8000"/>
                  <draw:equation draw:name="f20" draw:formula="?f18 / 2"/>
                  <draw:equation draw:name="f21" draw:formula="?f18 / 4"/>
                  <draw:equation draw:name="f22" draw:formula="?f18 / 7"/>
                  <draw:equation draw:name="f23" draw:formula="?f18 / 16"/>
                  <draw:equation draw:name="f24" draw:formula="?f19 / 10800"/>
                  <draw:equation draw:name="f25" draw:formula="?f11 + ?f22"/>
                  <draw:equation draw:name="f26" draw:formula="21600 - ?f20"/>
                  <draw:equation draw:name="f27" draw:formula="?f11 + ?f23"/>
                  <draw:equation draw:name="f28" draw:formula="21600 - ?f24"/>
                  <draw:equation draw:name="f29" draw:formula="?f28 + ?f21"/>
                  <draw:equation draw:name="f30" draw:formula="$0 / ?f6"/>
                  <draw:equation draw:name="f31" draw:formula="?f15 / ?f6"/>
                  <draw:equation draw:name="f32" draw:formula="?f14 / ?f7"/>
                  <draw:equation draw:name="f33" draw:formula="?f12 / ?f6"/>
                  <draw:equation draw:name="f34" draw:formula="?f16 / ?f7"/>
                  <draw:equation draw:name="f35" draw:formula="?f17 / ?f7"/>
                  <draw:equation draw:name="f36" draw:formula="?f13 / ?f6"/>
                  <draw:handle draw:handle-position="$0 21600" draw:handle-range-x-minimum="10800" draw:handle-range-x-maximum="21600"/>
                </draw:enhanced-geometry>
              </draw:custom-shape>
              <draw:custom-shape svg:x="5.87716in" svg:y="1.41142in" svg:width="0.90905in" svg:height="0.59055in" draw:id="id28" draw:style-name="a108" draw:name="フリーフォーム 30">
                <svg:title/>
                <svg:desc/>
                <text:p text:style-name="a107" text:class-names="" text:cond-style-name=""><text:span text:style-name="a106" text:class-names="">バックアップ</text:span></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custom-shape svg:x="5.30394in" svg:y="2.98622in" svg:width="0.87795in" svg:height="0.65079in" draw:id="id29" draw:style-name="a113" draw:name="フリーフォーム 31">
                <svg:title/>
                <svg:desc/>
                <text:p text:style-name="a110" text:class-names="" text:cond-style-name=""><text:span text:style-name="a109" text:class-names="">CSV</text:span></text:p>
                <text:p text:style-name="a112" text:class-names="" text:cond-style-name=""><text:span text:style-name="a111" text:class-names="">XML</text:span></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30" draw:style-name="a114" draw:name="図 1" svg:x="5.1in" svg:y="2.73779in" svg:width="0.4437in" svg:height="0.38465in" style:rel-width="scale" style:rel-height="scale">
                <draw:image xlink:href="media/image1.jpg" xlink:type="simple" xlink:show="embed" xlink:actuate="onLoad"/>
                <svg:title/>
                <svg:desc/>
              </draw:frame>
              <draw:frame draw:id="id31" draw:style-name="a115" draw:name="図 2" svg:x="5.99252in" svg:y="2.40984in" svg:width="0.41535in" svg:height="0.38898in" style:rel-width="scale" style:rel-height="scale">
                <draw:image xlink:href="media/image2.png" xlink:type="simple" xlink:show="embed" xlink:actuate="onLoad"/>
                <svg:title/>
                <svg:desc/>
              </draw:frame>
              <draw:custom-shape svg:x="1.01929in" svg:y="3.00709in" svg:width="0.64882in" svg:height="0.51811in" draw:id="id32" draw:style-name="a118" draw:name="フリーフォーム 34">
                <svg:title/>
                <svg:desc/>
                <text:p text:style-name="a117" text:class-names="" text:cond-style-name=""><text:span text:style-name="a116" text:class-names="">OCR</text:span></text:p>
                <draw:enhanced-geometry xmlns:dr3d="urn:oasis:names:tc:opendocument:xmlns:dr3d:1.0" draw:type="non-primitive" svg:viewBox="0 0 21600 21600" draw:enhanced-path="M ?f8 ?f10 L ?f9 ?f8 ?f9 ?f9 ?f8 ?f9 ?f8 ?f10 Z N" draw:text-areas="?f21 ?f25 ?f24 ?f26" draw:glue-points="?f19 ?f20 ?f21 ?f22 ?f19 ?f23 ?f24 ?f22" draw:glue-point-leaving-directions="-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4300"/>
                  <draw:equation draw:name="f11" draw:formula="0 * ?f6"/>
                  <draw:equation draw:name="f12" draw:formula="21600 * ?f6"/>
                  <draw:equation draw:name="f13" draw:formula="21600 * ?f7"/>
                  <draw:equation draw:name="f14" draw:formula="4300 * ?f7"/>
                  <draw:equation draw:name="f15" draw:formula="10800 * ?f6"/>
                  <draw:equation draw:name="f16" draw:formula="2150 * ?f7"/>
                  <draw:equation draw:name="f17" draw:formula="10800 * ?f7"/>
                  <draw:equation draw:name="f18" draw:formula="19890 * ?f7"/>
                  <draw:equation draw:name="f19" draw:formula="?f15 / ?f6"/>
                  <draw:equation draw:name="f20" draw:formula="?f16 / ?f7"/>
                  <draw:equation draw:name="f21" draw:formula="?f11 / ?f6"/>
                  <draw:equation draw:name="f22" draw:formula="?f17 / ?f7"/>
                  <draw:equation draw:name="f23" draw:formula="?f18 / ?f7"/>
                  <draw:equation draw:name="f24" draw:formula="?f12 / ?f6"/>
                  <draw:equation draw:name="f25" draw:formula="?f14 / ?f7"/>
                  <draw:equation draw:name="f26" draw:formula="?f13 / ?f7"/>
                </draw:enhanced-geometry>
              </draw:custom-shape>
              <draw:custom-shape svg:x="2.57362in" svg:y="1.21457in" svg:width="0.74803in" svg:height="0in" draw:id="id33" draw:style-name="a122" draw:name="直線コネクタ 35">
                <svg:title/>
                <svg:desc/>
                <text:p text:style-name="a120" text:class-names="" text:cond-style-name=""><text:span text:style-name="a11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34" draw:style-name="a127" draw:name="テキスト ボックス 36" svg:x="2.21929in" svg:y="0.62401in" svg:width="0.59724in" svg:height="0.37677in">
                <draw:text-box>
                  <text:p text:style-name="a124" text:class-names="" text:cond-style-name=""><text:span text:style-name="a123" text:class-names="">登録</text:span></text:p>
                  <text:p text:style-name="a126" text:class-names="" text:cond-style-name=""><text:span text:style-name="a125" text:class-names="">ボタン</text:span></text:p>
                </draw:text-box>
                <svg:title/>
                <svg:desc/>
              </draw:frame>
              <draw:frame draw:id="id35" draw:style-name="a132" draw:name="テキスト ボックス 37" svg:x="2.95591in" svg:y="1.94921in" svg:width="0.59646in" svg:height="0.44646in">
                <draw:text-box>
                  <text:p text:style-name="a129" text:class-names="" text:cond-style-name=""><text:span text:style-name="a128" text:class-names="">修正</text:span></text:p>
                  <text:p text:style-name="a131" text:class-names="" text:cond-style-name=""><text:span text:style-name="a130" text:class-names="">ボタン</text:span></text:p>
                </draw:text-box>
                <svg:title/>
                <svg:desc/>
              </draw:frame>
              <draw:frame draw:id="id36" draw:style-name="a135" draw:name="テキスト ボックス 38" svg:x="5.09331in" svg:y="1.72638in" svg:width="0.92953in" svg:height="0.37677in">
                <draw:text-box>
                  <text:p text:style-name="a134" text:class-names="" text:cond-style-name=""><text:span text:style-name="a133" text:class-names="">ファイル出力メニュー</text:span></text:p>
                </draw:text-box>
                <svg:title/>
                <svg:desc/>
              </draw:frame>
              <draw:frame draw:id="id37" draw:style-name="a140" draw:name="テキスト ボックス 39" svg:x="5.01457in" svg:y="0.74449in" svg:width="0.9185in" svg:height="0.47008in">
                <draw:text-box>
                  <text:p text:style-name="a137" text:class-names="" text:cond-style-name=""><text:span text:style-name="a136" text:class-names="">バックアップ</text:span></text:p>
                  <text:p text:style-name="a139" text:class-names="" text:cond-style-name=""><text:span text:style-name="a138" text:class-names="">メニュー</text:span></text:p>
                </draw:text-box>
                <svg:title/>
                <svg:desc/>
              </draw:frame>
              <draw:custom-shape svg:x="4.62087in" svg:y="1.87756in" svg:width="1.21929in" svg:height="0.51811in" draw:id="id38" draw:style-name="a144" draw:name="直線コネクタ 40">
                <svg:title/>
                <svg:desc/>
                <text:p text:style-name="a142" text:class-names="" text:cond-style-name=""><text:span text:style-name="a14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62087in" svg:y="1.21457in" svg:width="1.1811in" svg:height="0.3937in" draw:id="id39" draw:style-name="a148" draw:name="直線コネクタ 41">
                <svg:title/>
                <svg:desc/>
                <text:p text:style-name="a146" text:class-names="" text:cond-style-name=""><text:span text:style-name="a14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55in" svg:y="1.80512in" svg:width="0.69291in" svg:height="0in" draw:id="id40" draw:style-name="a152" draw:name="直線コネクタ 42">
                <svg:title/>
                <svg:desc/>
                <text:p text:style-name="a150" text:class-names="" text:cond-style-name=""><text:span text:style-name="a14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custom-shape svg:x="3.64212in" svg:y="2.05945in" svg:width="0in" svg:height="0.91535in" draw:id="id41" draw:style-name="a156" draw:name="直線コネクタ 43">
                <svg:title/>
                <svg:desc/>
                <text:p text:style-name="a154" text:class-names="" text:cond-style-name=""><text:span text:style-name="a15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21614in" svg:y="2.03464in" svg:width="0.00984in" svg:height="0.87047in" draw:id="id42" draw:style-name="a160" draw:name="直線コネクタ 44">
                <svg:title/>
                <svg:desc/>
                <text:p text:style-name="a158" text:class-names="" text:cond-style-name=""><text:span text:style-name="a15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mirror-horizontal="true">
                  <draw:equation draw:name="f0" draw:formula="left"/>
                  <draw:equation draw:name="f1" draw:formula="right"/>
                  <draw:equation draw:name="f2" draw:formula="top"/>
                  <draw:equation draw:name="f3" draw:formula="bottom"/>
                </draw:enhanced-geometry>
              </draw:custom-shape>
              <draw:custom-shape svg:x="2.06181in" svg:y="2.00197in" svg:width="0in" svg:height="0.7874in" draw:id="id43" draw:style-name="a164" draw:name="直線コネクタ 45">
                <svg:title/>
                <svg:desc/>
                <text:p text:style-name="a162" text:class-names="" text:cond-style-name=""><text:span text:style-name="a16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frame draw:id="id44" draw:style-name="a169" draw:name="テキスト ボックス 46" svg:x="2.06181in" svg:y="2.39567in" svg:width="0.83149in" svg:height="0.3937in">
                <draw:text-box>
                  <text:p text:style-name="a166" text:class-names="" text:cond-style-name=""><text:span text:style-name="a165" text:class-names="">レストア</text:span></text:p>
                  <text:p text:style-name="a168" text:class-names="" text:cond-style-name=""><text:span text:style-name="a167" text:class-names="">メニュー</text:span></text:p>
                </draw:text-box>
                <svg:title/>
                <svg:desc/>
              </draw:frame>
              <draw:custom-shape svg:x="1.27441in" svg:y="2.00197in" svg:width="0in" svg:height="0.98425in" draw:id="id45" draw:style-name="a173" draw:name="直線コネクタ 47">
                <svg:title/>
                <svg:desc/>
                <text:p text:style-name="a171" text:class-names="" text:cond-style-name=""><text:span text:style-name="a17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frame draw:id="id46" draw:style-name="a178" draw:name="テキスト ボックス 48" svg:x="1.23543in" svg:y="2.39567in" svg:width="0.82638in" svg:height="0.47126in">
                <draw:text-box>
                  <text:p text:style-name="a175" text:class-names="" text:cond-style-name=""><text:span text:style-name="a174" text:class-names="">OCR</text:span></text:p>
                  <text:p text:style-name="a177" text:class-names="" text:cond-style-name=""><text:span text:style-name="a176" text:class-names="">取り込み</text:span></text:p>
                </draw:text-box>
                <svg:title/>
                <svg:desc/>
              </draw:frame>
              <draw:custom-shape svg:x="3.39527in" svg:y="1.39016in" svg:width="1.08937in" svg:height="0.56968in" draw:id="id47" draw:style-name="a182" draw:name="正方形/長方形 49">
                <svg:title/>
                <svg:desc/>
                <text:p text:style-name="a181" text:class-names="" text:cond-style-name=""><text:span text:style-name="a179" text:class-names="">3.</text:span><text:span text:style-name="a180" text:class-names="">保存機能</text:span></text:p>
                <draw:enhanced-geometry xmlns:dr3d="urn:oasis:names:tc:opendocument:xmlns:dr3d:1.0" draw:type="non-primitive" svg:viewBox="0 0 21600 21600" draw:enhanced-path="M 0 0 L 21600 0 21600 21600 0 21600 Z N"/>
              </draw:custom-shape>
            </draw:g>
          </table:covered-table-cell>
          <table:covered-table-cell table:number-columns-repeated="10"/>
          <table:table-cell table:number-columns-repeated="16368"/>
        </table:table-row>
        <table:table-row table:style-name="ro3">
          <table:table-cell office:value-type="string" table:number-columns-spanned="14" table:number-rows-spanned="2" table:style-name="ce18">
            <text:p><text:s text:c="2"/>［機能概要］</text:p>
          </table:table-cell>
          <table:covered-table-cell table:number-columns-repeated="13"/>
          <table:table-cell office:value-type="string" table:number-columns-spanned="2" table:number-rows-spanned="1" table:style-name="ce19">
            <text:p>配置</text:p>
          </table:table-cell>
          <table:covered-table-cell/>
          <table:table-cell table:number-columns-repeated="16368" table:style-name="ce3"/>
        </table:table-row>
        <table:table-row table:style-name="ro5">
          <table:covered-table-cell/>
          <table:covered-table-cell table:number-columns-repeated="13"/>
          <table:table-cell office:value-type="string" table:style-name="ce5">
            <text:p>クライ</text:p>
            <text:p>アント</text:p>
          </table:table-cell>
          <table:table-cell office:value-type="string" table:style-name="ce6">
            <text:p>サーバ</text:p>
          </table:table-cell>
          <table:table-cell table:number-columns-repeated="16368" table:style-name="ce3"/>
        </table:table-row>
        <table:table-row table:style-name="ro3">
          <table:table-cell office:value-type="string" table:number-columns-spanned="14" table:number-rows-spanned="1" table:style-name="ce20">
            <text:p><text:s text:c="4"/>1. 入力画面</text:p>
          </table:table-cell>
          <table:covered-table-cell table:number-columns-repeated="13"/>
          <table:table-cell table:style-name="ce7"/>
          <table:table-cell table:style-name="ce8"/>
          <table:table-cell table:number-columns-repeated="16368" table:style-name="ce4"/>
        </table:table-row>
        <table:table-row table:style-name="ro3">
          <table:table-cell office:value-type="string" table:number-columns-spanned="14" table:number-rows-spanned="1" table:style-name="ce21">
            <text:p><text:s text:c="8"/>(1) 入出金情報を、ユーザーの文字入力で受け取る。</text:p>
          </table:table-cell>
          <table:covered-table-cell table:number-columns-repeated="13"/>
          <table:table-cell table:style-name="ce9"/>
          <table:table-cell table:style-name="ce10"/>
          <table:table-cell table:number-columns-repeated="16368" table:style-name="ce4"/>
        </table:table-row>
        <table:table-row table:style-name="ro3">
          <table:table-cell office:value-type="string" table:number-columns-spanned="14" table:number-rows-spanned="1" table:style-name="ce21">
            <text:p><text:s text:c="8"/>(2) 登録ボタンのタップを契機に、ユーザーが入力した入出金情報を【3. 保存機能】に渡す。</text:p>
          </table:table-cell>
          <table:covered-table-cell table:number-columns-repeated="13"/>
          <table:table-cell table:style-name="ce9"/>
          <table:table-cell table:style-name="ce10"/>
          <table:table-cell table:number-columns-repeated="16368" table:style-name="ce4"/>
        </table:table-row>
        <table:table-row table:style-name="ro3">
          <table:table-cell office:value-type="string" table:number-columns-spanned="14" table:number-rows-spanned="1" table:style-name="ce22">
            <text:p><text:s text:c="8"/>(3) 【3. 保存機能】からエラーが返った場合、Toastにてエラーを表示する。</text:p>
          </table:table-cell>
          <table:covered-table-cell table:number-columns-repeated="13"/>
          <table:table-cell table:style-name="ce11"/>
          <table:table-cell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style-name="ce11"/>
          <table:table-cell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2"/>
          <table:table-cell table:number-columns-repeated="16368" table:style-name="ce4"/>
        </table:table-row>
        <table:table-row table:style-name="ro3">
          <table:table-cell office:value-type="string" table:number-columns-spanned="14" table:number-rows-spanned="1" table:style-name="ce24">
            <text:p><text:s text:c="4"/>2. 表示画面</text:p>
          </table:table-cell>
          <table:covered-table-cell table:number-columns-repeated="13"/>
          <table:table-cell table:style-name="ce13"/>
          <table:table-cell table:style-name="ce14"/>
          <table:table-cell table:number-columns-repeated="16368" table:style-name="ce4"/>
        </table:table-row>
        <table:table-row table:style-name="ro3">
          <table:table-cell office:value-type="string" table:number-columns-spanned="14" table:number-rows-spanned="1" table:style-name="ce24">
            <text:p><text:s text:c="8"/>(1) 【1. 入力画面】から受け取った入出金情報を表示する。</text:p>
          </table:table-cell>
          <table:covered-table-cell table:number-columns-repeated="13"/>
          <table:table-cell table:style-name="ce11"/>
          <table:table-cell table:style-name="ce12"/>
          <table:table-cell table:number-columns-repeated="16368" table:style-name="ce4"/>
        </table:table-row>
        <table:table-row table:style-name="ro3">
          <table:table-cell office:value-type="string" table:number-columns-spanned="14" table:number-rows-spanned="1" table:style-name="ce24">
            <text:p><text:s text:c="8"/>(2) 【月表示】メニュー、または【週表示】メニューがタップされた場合、表示を切り替える。</text:p>
          </table:table-cell>
          <table:covered-table-cell table:number-columns-repeated="13"/>
          <table:table-cell table:style-name="ce11"/>
          <table:table-cell table:style-name="ce12"/>
          <table:table-cell table:number-columns-repeated="16368" table:style-name="ce4"/>
        </table:table-row>
        <table:table-row table:style-name="ro3">
          <table:table-cell office:value-type="string" table:number-columns-spanned="14" table:number-rows-spanned="1" table:style-name="ce24">
            <text:p><text:s text:c="8"/>(3) 修正ボタンのタップを契機に、選択した入出金情報を【1.入力画面】に渡す。</text:p>
          </table:table-cell>
          <table:covered-table-cell table:number-columns-repeated="13"/>
          <table:table-cell table:style-name="ce11"/>
          <table:table-cell table:style-name="ce12"/>
          <table:table-cell table:number-columns-repeated="16368" table:style-name="ce4"/>
        </table:table-row>
        <table:table-row table:style-name="ro3">
          <table:table-cell office:value-type="string" table:number-columns-spanned="14" table:number-rows-spanned="1" table:style-name="ce24">
            <text:p><text:s text:c="8"/>(4) 【3. 検索結果】画面を起動するインテントに、位置情報から取得した緯度と経度を付加して発行する。</text:p>
          </table:table-cell>
          <table:covered-table-cell table:number-columns-repeated="13"/>
          <table:table-cell table:style-name="ce11"/>
          <table:table-cell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2"/>
          <table:table-cell table:number-columns-repeated="16368" table:style-name="ce4"/>
        </table:table-row>
        <table:table-row table:style-name="ro3">
          <table:table-cell office:value-type="string" table:number-columns-spanned="14" table:number-rows-spanned="1" table:style-name="ce20">
            <text:p>　　3.保存機能（エンティティ管理機能）</text:p>
          </table:table-cell>
          <table:covered-table-cell table:number-columns-repeated="13"/>
          <table:table-cell table:number-columns-repeated="2" table:style-name="ce12"/>
          <table:table-cell table:number-columns-repeated="16368" table:style-name="ce4"/>
        </table:table-row>
        <table:table-row table:style-name="ro3">
          <table:table-cell office:value-type="string" table:number-columns-spanned="14" table:number-rows-spanned="1" table:style-name="ce20">
            <text:p><text:s text:c="8"/>(1) 【1. 入力画面】より渡された、入出金情報を、入出金エンティティとして保存する。</text:p>
          </table:table-cell>
          <table:covered-table-cell table:number-columns-repeated="13"/>
          <table:table-cell table:number-columns-repeated="2" table:style-name="ce12"/>
          <table:table-cell table:number-columns-repeated="16368" table:style-name="ce4"/>
        </table:table-row>
        <table:table-row table:style-name="ro3">
          <table:table-cell office:value-type="string" table:number-columns-spanned="14" table:number-rows-spanned="1" table:style-name="ce20">
            <text:p><text:s text:c="8"/>(2) 【2. 表示画面】より指定された入出金エンティティを、入出金情報として渡す。</text:p>
          </table:table-cell>
          <table:covered-table-cell table:number-columns-repeated="13"/>
          <table:table-cell table:number-columns-repeated="2" table:style-name="ce12"/>
          <table:table-cell table:number-columns-repeated="16368" table:style-name="ce4"/>
        </table:table-row>
        <table:table-row table:style-name="ro3">
          <table:table-cell office:value-type="string" table:number-columns-spanned="14" table:number-rows-spanned="1" table:style-name="ce20">
            <text:p><text:s text:c="8"/>(3) 【4. ファイル出力メニュー】より指定された入出金エンティティを、入出金情報として渡す。</text:p>
          </table:table-cell>
          <table:covered-table-cell table:number-columns-repeated="13"/>
          <table:table-cell table:number-columns-repeated="2" table:style-name="ce12"/>
          <table:table-cell table:number-columns-repeated="16368" table:style-name="ce4"/>
        </table:table-row>
        <table:table-row table:style-name="ro3">
          <table:table-cell office:value-type="string" table:number-columns-spanned="14" table:number-rows-spanned="1" table:style-name="ce20">
            <text:p><text:s text:c="8"/>(4) 【5. バックアップメニュー】より指定された入出金エンティティを、入出金情報として渡す。</text:p>
          </table:table-cell>
          <table:covered-table-cell table:number-columns-repeated="13"/>
          <table:table-cell table:number-columns-repeated="2"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2"/>
          <table:table-cell table:number-columns-repeated="16368" table:style-name="ce4"/>
        </table:table-row>
        <table:table-row table:style-name="ro3">
          <table:table-cell office:value-type="string" table:number-columns-spanned="14" table:number-rows-spanned="1" table:style-name="ce25">
            <text:p><text:s text:c="4"/>3. ファイル出力メニュー</text:p>
          </table:table-cell>
          <table:covered-table-cell table:number-columns-repeated="13"/>
          <table:table-cell table:style-name="ce11"/>
          <table:table-cell table:style-name="ce12"/>
          <table:table-cell table:number-columns-repeated="16368" table:style-name="ce4"/>
        </table:table-row>
        <table:table-row table:style-name="ro3">
          <table:table-cell office:value-type="string" table:number-columns-spanned="14" table:number-rows-spanned="1" table:style-name="ce20">
            <text:p><text:s text:c="8"/>(1) 受け取った入出力情報を、指定された形式のファイルに保存する。</text:p>
          </table:table-cell>
          <table:covered-table-cell table:number-columns-repeated="13"/>
          <table:table-cell table:style-name="ce11"/>
          <table:table-cell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2"/>
          <table:table-cell table:number-columns-repeated="16368" table:style-name="ce4"/>
        </table:table-row>
        <table:table-row table:style-name="ro3">
          <table:table-cell office:value-type="string" table:number-columns-spanned="14" table:number-rows-spanned="1" table:style-name="ce26">
            <text:p><text:s text:c="4"/>4. バックアップ・レストアメニュー</text:p>
          </table:table-cell>
          <table:covered-table-cell table:number-columns-repeated="13"/>
          <table:table-cell table:number-columns-repeated="2" table:style-name="ce12"/>
          <table:table-cell table:number-columns-repeated="16368" table:style-name="ce4"/>
        </table:table-row>
        <table:table-row table:style-name="ro3">
          <table:table-cell office:value-type="string" table:number-columns-spanned="14" table:number-rows-spanned="1" table:style-name="ce20">
            <text:p><text:s text:c="8"/>(1) エンティティをバックアップファイルに保存する。</text:p>
          </table:table-cell>
          <table:covered-table-cell table:number-columns-repeated="13"/>
          <table:table-cell table:number-columns-repeated="2"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5"/>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5"/>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5"/>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5"/>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5"/>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5"/>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5"/>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5"/>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2"/>
          <table:table-cell table:number-columns-repeated="16368" table:style-name="ce4"/>
        </table:table-row>
        <table:table-row table:number-rows-repeated="1048533" table:style-name="ro6">
          <table:table-cell table:number-columns-repeated="16384"/>
        </table:table-row>
      </table:table>
      <table:table table:name="アクション総括記述－画面遷移" table:style-name="ta1">
        <table:table-column table:style-name="co1" table:number-columns-repeated="3"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3"/>
        <table:table-column table:style-name="co6" table:default-cell-style-name="ce3"/>
        <table:table-column table:style-name="co7" table:number-columns-repeated="2"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number-columns-repeated="241" table:default-cell-style-name="ce2"/>
        <table:table-column table:style-name="co12" table:number-columns-repeated="767" table:default-cell-style-name="ce1"/>
        <table:table-column table:style-name="co13" table:number-columns-repeated="15360" table:default-cell-style-name="ce1"/>
        <table:table-row table:style-name="ro1">
          <table:table-cell table:style-name="ce2">
            <draw:custom-shape svg:x="0.00945in" svg:y="0.08504in" svg:width="0.80039in" svg:height="0.50039in" draw:z-index="13" draw:id="id61" draw:style-name="a223" draw:name="Rectangle 13">
              <svg:title/>
              <svg:desc/>
              <text:p text:style-name="a222" text:class-names="" text:cond-style-name=""><text:span text:style-name="a221" text:class-names="">UI02</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08504in" svg:width="11.14213in" svg:height="0.51181in" draw:z-index="16" draw:id="id64" draw:style-name="a232" draw:name="Rectangle 16">
              <svg:title/>
              <svg:desc/>
              <text:p text:style-name="a231" text:class-names="" text:cond-style-name=""><text:span text:style-name="a2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08504in" svg:width="0.8in" svg:height="0.50039in" draw:z-index="17" draw:id="id65" draw:style-name="a235" draw:name="Rectangle 21">
              <svg:title/>
              <svg:desc/>
              <text:p text:style-name="a234" text:class-names="" text:cond-style-name=""><text:span text:style-name="a233" text:class-names="">UI</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2" table:style-name="ce2"/>
          <table:table-cell table:style-name="ce2">
            <draw:custom-shape svg:x="0.18071in" svg:y="0.08504in" svg:width="3.23583in" svg:height="0.50039in" draw:z-index="4" draw:id="id52" draw:style-name="a194" draw:name="Rectangle 4">
              <svg:title/>
              <svg:desc/>
              <text:p text:style-name="a193" text:class-names="" text:cond-style-name=""><text:span text:style-name="a192" text:class-names="">機能概要</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2" table:style-name="ce2"/>
          <table:table-cell table:number-columns-repeated="4" table:style-name="ce3"/>
          <table:table-cell table:style-name="ce3">
            <draw:custom-shape svg:x="0.50394in" svg:y="0.08504in" svg:width="2.37992in" svg:height="0.19449in" draw:z-index="14" draw:id="id62" draw:style-name="a226" draw:name="Rectangle 14">
              <svg:title/>
              <svg:desc/>
              <text:p text:style-name="a225" text:class-names="" text:cond-style-name=""><text:span text:style-name="a224" text:class-names="">システム名</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style-name="ce3"/>
          <table:table-cell table:style-name="ce3">
            <draw:custom-shape svg:x="0.6in" svg:y="0.08504in" svg:width="2.19134in" svg:height="0.19449in" draw:z-index="1" draw:id="id49" draw:style-name="a185" draw:name="Rectangle 1">
              <svg:title/>
              <svg:desc/>
              <text:p text:style-name="a184" text:class-names="" text:cond-style-name=""><text:span text:style-name="a183" text:class-names="">サブシステム名</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style-name="ce3">
            <draw:custom-shape svg:x="3.28307in" svg:y="0.08504in" svg:width="0.89449in" svg:height="0.17008in" draw:z-index="3" draw:id="id51" draw:style-name="a191" draw:name="Rectangle 3">
              <svg:title/>
              <svg:desc/>
              <text:p text:style-name="a190" text:class-names="" text:cond-style-name=""><text:span text:style-name="a189" text:class-names="">作成者</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36811in" svg:y="0.08504in" svg:width="0.92795in" svg:height="0.17008in" draw:z-index="7" draw:id="id55" draw:style-name="a203" draw:name="Rectangle 7">
              <svg:title/>
              <svg:desc/>
              <text:p text:style-name="a202" text:class-names="" text:cond-style-name=""><text:span text:style-name="a201" text:class-names="">作成日</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62677in" svg:y="0.08504in" svg:width="0.75433in" svg:height="0.17008in" draw:z-index="5" draw:id="id53" draw:style-name="a197" draw:name="Rectangle 5">
              <svg:title/>
              <svg:desc/>
              <text:p text:style-name="a196" text:class-names="" text:cond-style-name=""><text:span text:style-name="a195" text:class-names="">版数</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2" table:style-name="ce3"/>
          <table:table-cell table:number-columns-repeated="16368"/>
        </table:table-row>
        <table:table-row table:style-name="ro1">
          <table:table-cell table:number-columns-repeated="6" table:style-name="ce2"/>
          <table:table-cell table:number-columns-repeated="4" table:style-name="ce3"/>
          <table:table-cell table:style-name="ce3">
            <draw:custom-shape svg:x="0.50394in" svg:y="0.06102in" svg:width="2.37992in" svg:height="0.33031in" draw:z-index="15" draw:id="id63" draw:style-name="a229" draw:name="Rectangle 15">
              <svg:title/>
              <svg:desc/>
              <text:p text:style-name="a228" text:class-names="" text:cond-style-name=""><text:span text:style-name="a22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style-name="ce3"/>
          <table:table-cell table:style-name="ce3">
            <draw:custom-shape svg:x="0.6in" svg:y="0.06102in" svg:width="2.19134in" svg:height="0.33031in" draw:z-index="2" draw:id="id50" draw:style-name="a188" draw:name="Rectangle 2">
              <svg:title/>
              <svg:desc/>
              <text:p text:style-name="a187" text:class-names="" text:cond-style-name=""><text:span text:style-name="a18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style-name="ce3">
            <draw:custom-shape svg:x="1.62677in" svg:y="0.06102in" svg:width="0.75433in" svg:height="0.18583in" draw:z-index="9" draw:id="id57" draw:style-name="a209" draw:name="Rectangle 9">
              <svg:title/>
              <svg:desc/>
              <text:p text:style-name="a208" text:class-names="" text:cond-style-name=""><text:span text:style-name="a207" text:class-names="">初版</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36811in" svg:y="0.06102in" svg:width="0.92795in" svg:height="0.18583in" draw:z-index="6" draw:id="id54" draw:style-name="a200" draw:name="Rectangle 6">
              <svg:title/>
              <svg:desc/>
              <text:p text:style-name="a199" text:class-names="" text:cond-style-name=""><text:span text:style-name="a19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28307in" svg:y="0.06102in" svg:width="0.89449in" svg:height="0.18583in" draw:z-index="11" draw:id="id59" draw:style-name="a217" draw:name="Rectangle 11">
              <svg:title/>
              <svg:desc/>
              <text:p text:style-name="a216" text:class-names="" text:cond-style-name=""><text:span text:style-name="a21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2" table:style-name="ce3"/>
          <table:table-cell table:number-columns-repeated="16368"/>
        </table:table-row>
        <table:table-row table:style-name="ro2">
          <table:table-cell table:number-columns-repeated="6" table:style-name="ce2"/>
          <table:table-cell table:number-columns-repeated="7" table:style-name="ce3"/>
          <table:table-cell table:style-name="ce3">
            <draw:custom-shape svg:x="3.28307in" svg:y="0.05236in" svg:width="0.89449in" svg:height="0.14449in" draw:z-index="12" draw:id="id60" draw:style-name="a220" draw:name="Rectangle 12">
              <svg:title/>
              <svg:desc/>
              <text:p text:style-name="a219" text:class-names="" text:cond-style-name=""><text:span text:style-name="a21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62677in" svg:y="0.05236in" svg:width="0.75433in" svg:height="0.14567in" draw:z-index="10" draw:id="id58" draw:style-name="a214" draw:name="Rectangle 10">
              <svg:title/>
              <svg:desc/>
              <text:p text:style-name="a213" text:class-names="" text:cond-style-name=""><text:span text:style-name="a210" text:class-names="">第<text:s text:c="1"/></text:span><text:span text:style-name="a211" text:class-names=""><text:s text:c="1"/></text:span><text:span text:style-name="a212" text:class-names="">版</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36811in" svg:y="0.05236in" svg:width="0.9248in" svg:height="0.14567in" draw:z-index="8" draw:id="id56" draw:style-name="a206" draw:name="Rectangle 8">
              <svg:title/>
              <svg:desc/>
              <text:p text:style-name="a205" text:class-names="" text:cond-style-name=""><text:span text:style-name="a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2" table:style-name="ce3"/>
          <table:table-cell table:number-columns-repeated="16368"/>
        </table:table-row>
        <table:table-row table:style-name="ro3">
          <table:table-cell office:value-type="string" table:number-columns-spanned="16" table:number-rows-spanned="2" table:style-name="ce27">
            <text:p>【画面遷移図】</text:p>
          </table:table-cell>
          <table:covered-table-cell table:number-columns-repeated="15"/>
          <table:table-cell table:number-columns-repeated="16368" table:style-name="ce4"/>
        </table:table-row>
        <table:table-row table:style-name="ro3">
          <table:covered-table-cell/>
          <table:covered-table-cell table:number-columns-repeated="15"/>
          <table:table-cell table:number-columns-repeated="16368" table:style-name="ce4"/>
        </table:table-row>
        <table:table-row table:style-name="ro7">
          <table:table-cell table:number-columns-spanned="16" table:number-rows-spanned="1" table:style-name="ce28"/>
          <table:covered-table-cell table:number-columns-repeated="5"/>
          <table:covered-table-cell>
            <draw:g draw:z-index="22" draw:name="Group 36" draw:id="id75">
              <svg:title/>
              <svg:desc/>
              <draw:custom-shape svg:x="0.24724in" svg:y="1.91417in" svg:width="1.28071in" svg:height="0.85in" draw:id="id70" draw:style-name="a255" draw:name="AutoShape 31">
                <svg:title/>
                <svg:desc/>
                <text:p text:style-name="a251" text:class-names="" text:cond-style-name=""><text:span text:style-name="a248" text:class-names="">&lt;&lt;</text:span><text:span text:style-name="a249" text:class-names="">画面</text:span><text:span text:style-name="a250" text:class-names="">&gt;&gt;</text:span></text:p>
                <text:p text:style-name="a254" text:class-names="" text:cond-style-name=""><text:span text:style-name="a252" text:class-names="">1.<text:s text:c="1"/></text:span><text:span text:style-name="a253" text:class-names="">メイン画面</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0.66142in" svg:y="2.76417in" svg:width="0.43583in" svg:height="0in" draw:id="id71" draw:style-name="a258" draw:name="Line 32">
                <svg:title/>
                <svg:desc/>
                <text:p text:style-name="a257" text:class-names="" text:cond-style-name=""><text:span text:style-name="a25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52795in" svg:y="2.19606in" svg:width="0in" svg:height="0.28189in" draw:id="id72" draw:style-name="a261" draw:name="Line 33">
                <svg:title/>
                <svg:desc/>
                <text:p text:style-name="a260" text:class-names="" text:cond-style-name=""><text:span text:style-name="a25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24724in" svg:y="2.19606in" svg:width="0in" svg:height="0.28189in" draw:id="id73" draw:style-name="a264" draw:name="Line 34">
                <svg:title/>
                <svg:desc/>
                <text:p text:style-name="a263" text:class-names="" text:cond-style-name=""><text:span text:style-name="a26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67205in" svg:y="1.91417in" svg:width="0.4248in" svg:height="0in" draw:id="id74" draw:style-name="a267" draw:name="Line 35">
                <svg:title/>
                <svg:desc/>
                <text:p text:style-name="a266" text:class-names="" text:cond-style-name=""><text:span text:style-name="a26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g>
          </table:covered-table-cell>
          <table:covered-table-cell/>
          <table:covered-table-cell>
            <draw:connector draw:type="line" svg:x1="2.48074in" svg:y1="0.72854in" draw:start-shape="id82" draw:start-glue-point="5" svg:x2="0.24177in" svg:y2="1.91417in" draw:end-shape="id70" draw:end-glue-point="4" draw:z-index="42" draw:id="id90" draw:style-name="a313" draw:name="AutoShape 53">
              <svg:title/>
              <svg:desc/>
            </draw:connector>
          </table:covered-table-cell>
          <table:covered-table-cell>
            <draw:custom-shape svg:x="0.21929in" svg:y="0.86654in" svg:width="0.83819in" svg:height="0.22244in" draw:z-index="19" draw:id="id67" draw:style-name="a241" draw:name="Text 26">
              <svg:title/>
              <svg:desc/>
              <text:p text:style-name="a240" text:class-names="" text:cond-style-name=""><text:span text:style-name="a239" text:class-names="">メニューボタン遷移</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covered-table-cell>
          <table:covered-table-cell>
            <draw:connector draw:type="line" svg:x1="0.29879in" svg:y1="2.33917in" draw:start-shape="id70" draw:start-glue-point="7" svg:x2="1.89741in" svg:y2="2.34508in" draw:end-shape="id76" draw:end-glue-point="5" draw:z-index="40" draw:id="id88" draw:style-name="a309" draw:name="AutoShape 0">
              <svg:title/>
              <svg:desc/>
            </draw:connector>
            <draw:custom-shape svg:x="0.6189in" svg:y="2.93583in" svg:width="0.48583in" svg:height="0.22244in" draw:z-index="21" draw:id="id69" draw:style-name="a247" draw:name="Text 29">
              <svg:title/>
              <svg:desc/>
              <text:p text:style-name="a246" text:class-names="" text:cond-style-name=""><text:span text:style-name="a245" text:class-names="">検索エラー</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82716in" svg:y="1.97874in" svg:width="0.4874in" svg:height="0.22244in" draw:z-index="20" draw:id="id68" draw:style-name="a244" draw:name="Text 27">
              <svg:title/>
              <svg:desc/>
              <text:p text:style-name="a243" text:class-names="" text:cond-style-name=""><text:span text:style-name="a242" text:class-names="">検索ボタン</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covered-table-cell>
          <table:covered-table-cell>
            <draw:g draw:z-index="34" draw:name="Group 55" draw:id="id87">
              <svg:title/>
              <svg:desc/>
              <draw:custom-shape svg:x="0.75157in" svg:y="0.29764in" svg:width="1.28031in" svg:height="0.86181in" draw:id="id82" draw:style-name="a295" draw:name="AutoShape 44">
                <svg:title/>
                <svg:desc/>
                <text:p text:style-name="a291" text:class-names="" text:cond-style-name=""><text:span text:style-name="a288" text:class-names="">&lt;&lt;</text:span><text:span text:style-name="a289" text:class-names="">画面</text:span><text:span text:style-name="a290" text:class-names="">&gt;&gt;</text:span></text:p>
                <text:p text:style-name="a294" text:class-names="" text:cond-style-name=""><text:span text:style-name="a292" text:class-names="">3.<text:s text:c="1"/></text:span><text:span text:style-name="a293" text:class-names="">検索メニュー</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1.17087in" svg:y="1.15945in" svg:width="0.43543in" svg:height="0in" draw:id="id83" draw:style-name="a298" draw:name="Line 45">
                <svg:title/>
                <svg:desc/>
                <text:p text:style-name="a297" text:class-names="" text:cond-style-name=""><text:span text:style-name="a29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03189in" svg:y="0.58149in" svg:width="0in" svg:height="0.2937in" draw:id="id84" draw:style-name="a301" draw:name="Line 46">
                <svg:title/>
                <svg:desc/>
                <text:p text:style-name="a300" text:class-names="" text:cond-style-name=""><text:span text:style-name="a29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75157in" svg:y="0.58149in" svg:width="0in" svg:height="0.2937in" draw:id="id85" draw:style-name="a304" draw:name="Line 47">
                <svg:title/>
                <svg:desc/>
                <text:p text:style-name="a303" text:class-names="" text:cond-style-name=""><text:span text:style-name="a30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17638in" svg:y="0.29764in" svg:width="0.43032in" svg:height="0in" draw:id="id86" draw:style-name="a307" draw:name="Line 48">
                <svg:title/>
                <svg:desc/>
                <text:p text:style-name="a306" text:class-names="" text:cond-style-name=""><text:span text:style-name="a30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g>
            <draw:g draw:z-index="28" draw:name="Group 49" draw:id="id81">
              <svg:title/>
              <svg:desc/>
              <draw:custom-shape svg:x="0.75157in" svg:y="1.91417in" svg:width="1.28031in" svg:height="0.86181in" draw:id="id76" draw:style-name="a275" draw:name="AutoShape 38">
                <svg:title/>
                <svg:desc/>
                <text:p text:style-name="a271" text:class-names="" text:cond-style-name=""><text:span text:style-name="a268" text:class-names="">&lt;&lt;</text:span><text:span text:style-name="a269" text:class-names="">画面</text:span><text:span text:style-name="a270" text:class-names="">&gt;&gt;</text:span></text:p>
                <text:p text:style-name="a274" text:class-names="" text:cond-style-name=""><text:span text:style-name="a272" text:class-names="">2.<text:s text:c="1"/></text:span><text:span text:style-name="a273" text:class-names="">検索結果</text:span></text:p>
                <draw:enhanced-geometry xmlns:dr3d="urn:oasis:names:tc:opendocument:xmlns:dr3d:1.0" draw:type="non-primitive" svg:viewBox="0 0 21600 21600" draw:enhanced-path="M ?f12 ?f14 A ?f110 ?f111 ?f112 ?f113 ?f12 ?f14 ?f107 ?f109  W ?f114 ?f115 ?f116 ?f117 ?f12 ?f14 ?f107 ?f109 L ?f15 ?f12 A ?f157 ?f158 ?f159 ?f160 ?f15 ?f12 ?f154 ?f156  W ?f161 ?f162 ?f163 ?f164 ?f15 ?f12 ?f154 ?f156 L ?f13 ?f15 A ?f204 ?f205 ?f206 ?f207 ?f13 ?f15 ?f201 ?f203  W ?f208 ?f209 ?f210 ?f211 ?f13 ?f15 ?f201 ?f203 L ?f14 ?f13 A ?f251 ?f252 ?f253 ?f254 ?f14 ?f13 ?f248 ?f250  W ?f255 ?f256 ?f257 ?f258 ?f14 ?f13 ?f248 ?f250 Z N" draw:text-areas="?f16 ?f16 ?f17 ?f17" draw:glue-points="?f65 ?f66 ?f67 ?f68 ?f65 ?f69 ?f70 ?f68" draw:glue-point-leaving-direction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f12 + 2540"/>
                  <draw:equation draw:name="f15" draw:formula="?f13 - 2540"/>
                  <draw:equation draw:name="f16" draw:formula="?f12 + 800"/>
                  <draw:equation draw:name="f17" draw:formula="?f13 - 800"/>
                  <draw:equation draw:name="f18" draw:formula="0 - ?f2"/>
                  <draw:equation draw:name="f19" draw:formula="?f14 - ?f12"/>
                  <draw:equation draw:name="f20" draw:formula="0 - ?f14"/>
                  <draw:equation draw:name="f21" draw:formula="21600 - ?f15"/>
                  <draw:equation draw:name="f22" draw:formula="?f15 - ?f13"/>
                  <draw:equation draw:name="f23" draw:formula="10800 * ?f10"/>
                  <draw:equation draw:name="f24" draw:formula="0 * ?f11"/>
                  <draw:equation draw:name="f25" draw:formula="0 * ?f10"/>
                  <draw:equation draw:name="f26" draw:formula="10800 * ?f11"/>
                  <draw:equation draw:name="f27" draw:formula="21600 * ?f11"/>
                  <draw:equation draw:name="f28" draw:formula="21600 * ?f10"/>
                  <draw:equation draw:name="f29" draw:formula="abs(?f19)"/>
                  <draw:equation draw:name="f30" draw:formula="abs(?f20)"/>
                  <draw:equation draw:name="f31" draw:formula="if(?f19, ?f18, ?f2)"/>
                  <draw:equation draw:name="f32" draw:formula="if(?f19, ?f2, ?f18)"/>
                  <draw:equation draw:name="f33" draw:formula="if(?f20, 0, ?f1)"/>
                  <draw:equation draw:name="f34" draw:formula="if(?f20, ?f1, 0)"/>
                  <draw:equation draw:name="f35" draw:formula="abs(?f21)"/>
                  <draw:equation draw:name="f36" draw:formula="if(?f21, ?f18, ?f2)"/>
                  <draw:equation draw:name="f37" draw:formula="if(?f21, ?f2, ?f18)"/>
                  <draw:equation draw:name="f38" draw:formula="if(?f21, ?f0, ?f2)"/>
                  <draw:equation draw:name="f39" draw:formula="if(?f21, ?f2, ?f0)"/>
                  <draw:equation draw:name="f40" draw:formula="abs(?f22)"/>
                  <draw:equation draw:name="f41" draw:formula="if(?f22, ?f18, ?f2)"/>
                  <draw:equation draw:name="f42" draw:formula="if(?f22, ?f2, ?f18)"/>
                  <draw:equation draw:name="f43" draw:formula="if(?f21, 0, ?f1)"/>
                  <draw:equation draw:name="f44" draw:formula="if(?f21, ?f1, 0)"/>
                  <draw:equation draw:name="f45" draw:formula="if(?f20, ?f18, ?f2)"/>
                  <draw:equation draw:name="f46" draw:formula="if(?f20, ?f2, ?f18)"/>
                  <draw:equation draw:name="f47" draw:formula="if(?f20, ?f0, ?f2)"/>
                  <draw:equation draw:name="f48" draw:formula="if(?f20, ?f2, ?f0)"/>
                  <draw:equation draw:name="f49" draw:formula="if(?f19, ?f34, ?f33)"/>
                  <draw:equation draw:name="f50" draw:formula="if(?f19, ?f33, ?f34)"/>
                  <draw:equation draw:name="f51" draw:formula="if(?f20, ?f31, ?f32)"/>
                  <draw:equation draw:name="f52" draw:formula="if(?f21, ?f39, ?f38)"/>
                  <draw:equation draw:name="f53" draw:formula="if(?f21, ?f38, ?f39)"/>
                  <draw:equation draw:name="f54" draw:formula="if(?f19, ?f37, ?f36)"/>
                  <draw:equation draw:name="f55" draw:formula="if(?f22, ?f44, ?f43)"/>
                  <draw:equation draw:name="f56" draw:formula="if(?f22, ?f43, ?f44)"/>
                  <draw:equation draw:name="f57" draw:formula="if(?f21, ?f41, ?f42)"/>
                  <draw:equation draw:name="f58" draw:formula="if(?f20, ?f48, ?f47)"/>
                  <draw:equation draw:name="f59" draw:formula="if(?f20, ?f47, ?f48)"/>
                  <draw:equation draw:name="f60" draw:formula="if(?f22, ?f46, ?f45)"/>
                  <draw:equation draw:name="f61" draw:formula="if(?f20, ?f49, ?f50)"/>
                  <draw:equation draw:name="f62" draw:formula="if(?f19, ?f53, ?f52)"/>
                  <draw:equation draw:name="f63" draw:formula="if(?f21, ?f55, ?f56)"/>
                  <draw:equation draw:name="f64" draw:formula="if(?f22, ?f59, ?f58)"/>
                  <draw:equation draw:name="f65" draw:formula="?f23 / ?f10"/>
                  <draw:equation draw:name="f66" draw:formula="?f24 / ?f11"/>
                  <draw:equation draw:name="f67" draw:formula="?f25 / ?f10"/>
                  <draw:equation draw:name="f68" draw:formula="?f26 / ?f11"/>
                  <draw:equation draw:name="f69" draw:formula="?f27 / ?f11"/>
                  <draw:equation draw:name="f70" draw:formula="?f28 / ?f10"/>
                  <draw:equation draw:name="f71" draw:formula="21550000 - ?f51"/>
                  <draw:equation draw:name="f72" draw:formula="if(?f71, ?f51, 21550000)"/>
                  <draw:equation draw:name="f73" draw:formula="-21550000 - ?f72"/>
                  <draw:equation draw:name="f74" draw:formula="if(?f73, -21550000, ?f72)"/>
                  <draw:equation draw:name="f75" draw:formula="?f61 + ?f74"/>
                  <draw:equation draw:name="f76" draw:formula="?f61 + ?f2"/>
                  <draw:equation draw:name="f77" draw:formula="?f76 * ?f9 / ?f1"/>
                  <draw:equation draw:name="f78" draw:formula="0 - ?f77"/>
                  <draw:equation draw:name="f79" draw:formula="cos(?f78)"/>
                  <draw:equation draw:name="f80" draw:formula="0 - ?f79"/>
                  <draw:equation draw:name="f81" draw:formula="?f80 * ?f29"/>
                  <draw:equation draw:name="f82" draw:formula="sin(?f78)"/>
                  <draw:equation draw:name="f83" draw:formula="0 - ?f82"/>
                  <draw:equation draw:name="f84" draw:formula="?f83 * ?f30"/>
                  <draw:equation draw:name="f85" draw:formula="sqrt(?f81 * ?f81 + ?f84 * ?f84 + 0 * 0)"/>
                  <draw:equation draw:name="f86" draw:formula="?f29 * ?f30 / ?f85"/>
                  <draw:equation draw:name="f87" draw:formula="?f83 * ?f86"/>
                  <draw:equation draw:name="f88" draw:formula="?f12 - ?f87"/>
                  <draw:equation draw:name="f89" draw:formula="?f80 * ?f86"/>
                  <draw:equation draw:name="f90" draw:formula="?f14 - ?f89"/>
                  <draw:equation draw:name="f91" draw:formula="?f88 - ?f29"/>
                  <draw:equation draw:name="f92" draw:formula="?f90 - ?f30"/>
                  <draw:equation draw:name="f93" draw:formula="?f88 + ?f29"/>
                  <draw:equation draw:name="f94" draw:formula="?f90 + ?f30"/>
                  <draw:equation draw:name="f95" draw:formula="?f75 + ?f2"/>
                  <draw:equation draw:name="f96" draw:formula="?f95 * ?f9 / ?f1"/>
                  <draw:equation draw:name="f97" draw:formula="0 - ?f96"/>
                  <draw:equation draw:name="f98" draw:formula="cos(?f97)"/>
                  <draw:equation draw:name="f99" draw:formula="0 - ?f98"/>
                  <draw:equation draw:name="f100" draw:formula="?f99 * ?f29"/>
                  <draw:equation draw:name="f101" draw:formula="sin(?f97)"/>
                  <draw:equation draw:name="f102" draw:formula="0 - ?f101"/>
                  <draw:equation draw:name="f103" draw:formula="?f102 * ?f30"/>
                  <draw:equation draw:name="f104" draw:formula="sqrt(?f100 * ?f100 + ?f103 * ?f103 + 0 * 0)"/>
                  <draw:equation draw:name="f105" draw:formula="?f29 * ?f30 / ?f104"/>
                  <draw:equation draw:name="f106" draw:formula="?f102 * ?f105"/>
                  <draw:equation draw:name="f107" draw:formula="?f88 + ?f106"/>
                  <draw:equation draw:name="f108" draw:formula="?f99 * ?f105"/>
                  <draw:equation draw:name="f109" draw:formula="?f90 + ?f108"/>
                  <draw:equation draw:name="f110" draw:formula="if(?f74, ?f12, ?f91)"/>
                  <draw:equation draw:name="f111" draw:formula="if(?f74, ?f14, ?f92)"/>
                  <draw:equation draw:name="f112" draw:formula="if(?f74, ?f12, ?f93)"/>
                  <draw:equation draw:name="f113" draw:formula="if(?f74, ?f14, ?f94)"/>
                  <draw:equation draw:name="f114" draw:formula="if(?f74, ?f91, ?f107)"/>
                  <draw:equation draw:name="f115" draw:formula="if(?f74, ?f92, ?f109)"/>
                  <draw:equation draw:name="f116" draw:formula="if(?f74, ?f93, ?f107)"/>
                  <draw:equation draw:name="f117" draw:formula="if(?f74, ?f94, ?f109)"/>
                  <draw:equation draw:name="f118" draw:formula="21550000 - ?f54"/>
                  <draw:equation draw:name="f119" draw:formula="if(?f118, ?f54, 21550000)"/>
                  <draw:equation draw:name="f120" draw:formula="-21550000 - ?f119"/>
                  <draw:equation draw:name="f121" draw:formula="if(?f120, -21550000, ?f119)"/>
                  <draw:equation draw:name="f122" draw:formula="?f62 + ?f121"/>
                  <draw:equation draw:name="f123" draw:formula="?f62 + ?f2"/>
                  <draw:equation draw:name="f124" draw:formula="?f123 * ?f9 / ?f1"/>
                  <draw:equation draw:name="f125" draw:formula="0 - ?f124"/>
                  <draw:equation draw:name="f126" draw:formula="cos(?f125)"/>
                  <draw:equation draw:name="f127" draw:formula="0 - ?f126"/>
                  <draw:equation draw:name="f128" draw:formula="?f127 * ?f35"/>
                  <draw:equation draw:name="f129" draw:formula="sin(?f125)"/>
                  <draw:equation draw:name="f130" draw:formula="0 - ?f129"/>
                  <draw:equation draw:name="f131" draw:formula="?f130 * ?f29"/>
                  <draw:equation draw:name="f132" draw:formula="sqrt(?f128 * ?f128 + ?f131 * ?f131 + 0 * 0)"/>
                  <draw:equation draw:name="f133" draw:formula="?f35 * ?f29 / ?f132"/>
                  <draw:equation draw:name="f134" draw:formula="?f130 * ?f133"/>
                  <draw:equation draw:name="f135" draw:formula="?f15 - ?f134"/>
                  <draw:equation draw:name="f136" draw:formula="?f127 * ?f133"/>
                  <draw:equation draw:name="f137" draw:formula="?f12 - ?f136"/>
                  <draw:equation draw:name="f138" draw:formula="?f135 - ?f35"/>
                  <draw:equation draw:name="f139" draw:formula="?f137 - ?f29"/>
                  <draw:equation draw:name="f140" draw:formula="?f135 + ?f35"/>
                  <draw:equation draw:name="f141" draw:formula="?f137 + ?f29"/>
                  <draw:equation draw:name="f142" draw:formula="?f122 + ?f2"/>
                  <draw:equation draw:name="f143" draw:formula="?f142 * ?f9 / ?f1"/>
                  <draw:equation draw:name="f144" draw:formula="0 - ?f143"/>
                  <draw:equation draw:name="f145" draw:formula="cos(?f144)"/>
                  <draw:equation draw:name="f146" draw:formula="0 - ?f145"/>
                  <draw:equation draw:name="f147" draw:formula="?f146 * ?f35"/>
                  <draw:equation draw:name="f148" draw:formula="sin(?f144)"/>
                  <draw:equation draw:name="f149" draw:formula="0 - ?f148"/>
                  <draw:equation draw:name="f150" draw:formula="?f149 * ?f29"/>
                  <draw:equation draw:name="f151" draw:formula="sqrt(?f147 * ?f147 + ?f150 * ?f150 + 0 * 0)"/>
                  <draw:equation draw:name="f152" draw:formula="?f35 * ?f29 / ?f151"/>
                  <draw:equation draw:name="f153" draw:formula="?f149 * ?f152"/>
                  <draw:equation draw:name="f154" draw:formula="?f135 + ?f153"/>
                  <draw:equation draw:name="f155" draw:formula="?f146 * ?f152"/>
                  <draw:equation draw:name="f156" draw:formula="?f137 + ?f155"/>
                  <draw:equation draw:name="f157" draw:formula="if(?f121, ?f15, ?f138)"/>
                  <draw:equation draw:name="f158" draw:formula="if(?f121, ?f12, ?f139)"/>
                  <draw:equation draw:name="f159" draw:formula="if(?f121, ?f15, ?f140)"/>
                  <draw:equation draw:name="f160" draw:formula="if(?f121, ?f12, ?f141)"/>
                  <draw:equation draw:name="f161" draw:formula="if(?f121, ?f138, ?f154)"/>
                  <draw:equation draw:name="f162" draw:formula="if(?f121, ?f139, ?f156)"/>
                  <draw:equation draw:name="f163" draw:formula="if(?f121, ?f140, ?f154)"/>
                  <draw:equation draw:name="f164" draw:formula="if(?f121, ?f141, ?f156)"/>
                  <draw:equation draw:name="f165" draw:formula="21550000 - ?f57"/>
                  <draw:equation draw:name="f166" draw:formula="if(?f165, ?f57, 21550000)"/>
                  <draw:equation draw:name="f167" draw:formula="-21550000 - ?f166"/>
                  <draw:equation draw:name="f168" draw:formula="if(?f167, -21550000, ?f166)"/>
                  <draw:equation draw:name="f169" draw:formula="?f63 + ?f168"/>
                  <draw:equation draw:name="f170" draw:formula="?f63 + ?f2"/>
                  <draw:equation draw:name="f171" draw:formula="?f170 * ?f9 / ?f1"/>
                  <draw:equation draw:name="f172" draw:formula="0 - ?f171"/>
                  <draw:equation draw:name="f173" draw:formula="cos(?f172)"/>
                  <draw:equation draw:name="f174" draw:formula="0 - ?f173"/>
                  <draw:equation draw:name="f175" draw:formula="?f174 * ?f40"/>
                  <draw:equation draw:name="f176" draw:formula="sin(?f172)"/>
                  <draw:equation draw:name="f177" draw:formula="0 - ?f176"/>
                  <draw:equation draw:name="f178" draw:formula="?f177 * ?f35"/>
                  <draw:equation draw:name="f179" draw:formula="sqrt(?f175 * ?f175 + ?f178 * ?f178 + 0 * 0)"/>
                  <draw:equation draw:name="f180" draw:formula="?f40 * ?f35 / ?f179"/>
                  <draw:equation draw:name="f181" draw:formula="?f177 * ?f180"/>
                  <draw:equation draw:name="f182" draw:formula="?f13 - ?f181"/>
                  <draw:equation draw:name="f183" draw:formula="?f174 * ?f180"/>
                  <draw:equation draw:name="f184" draw:formula="?f15 - ?f183"/>
                  <draw:equation draw:name="f185" draw:formula="?f182 - ?f40"/>
                  <draw:equation draw:name="f186" draw:formula="?f184 - ?f35"/>
                  <draw:equation draw:name="f187" draw:formula="?f182 + ?f40"/>
                  <draw:equation draw:name="f188" draw:formula="?f184 + ?f35"/>
                  <draw:equation draw:name="f189" draw:formula="?f169 + ?f2"/>
                  <draw:equation draw:name="f190" draw:formula="?f189 * ?f9 / ?f1"/>
                  <draw:equation draw:name="f191" draw:formula="0 - ?f190"/>
                  <draw:equation draw:name="f192" draw:formula="cos(?f191)"/>
                  <draw:equation draw:name="f193" draw:formula="0 - ?f192"/>
                  <draw:equation draw:name="f194" draw:formula="?f193 * ?f40"/>
                  <draw:equation draw:name="f195" draw:formula="sin(?f191)"/>
                  <draw:equation draw:name="f196" draw:formula="0 - ?f195"/>
                  <draw:equation draw:name="f197" draw:formula="?f196 * ?f35"/>
                  <draw:equation draw:name="f198" draw:formula="sqrt(?f194 * ?f194 + ?f197 * ?f197 + 0 * 0)"/>
                  <draw:equation draw:name="f199" draw:formula="?f40 * ?f35 / ?f198"/>
                  <draw:equation draw:name="f200" draw:formula="?f196 * ?f199"/>
                  <draw:equation draw:name="f201" draw:formula="?f182 + ?f200"/>
                  <draw:equation draw:name="f202" draw:formula="?f193 * ?f199"/>
                  <draw:equation draw:name="f203" draw:formula="?f184 + ?f202"/>
                  <draw:equation draw:name="f204" draw:formula="if(?f168, ?f13, ?f185)"/>
                  <draw:equation draw:name="f205" draw:formula="if(?f168, ?f15, ?f186)"/>
                  <draw:equation draw:name="f206" draw:formula="if(?f168, ?f13, ?f187)"/>
                  <draw:equation draw:name="f207" draw:formula="if(?f168, ?f15, ?f188)"/>
                  <draw:equation draw:name="f208" draw:formula="if(?f168, ?f185, ?f201)"/>
                  <draw:equation draw:name="f209" draw:formula="if(?f168, ?f186, ?f203)"/>
                  <draw:equation draw:name="f210" draw:formula="if(?f168, ?f187, ?f201)"/>
                  <draw:equation draw:name="f211" draw:formula="if(?f168, ?f188, ?f203)"/>
                  <draw:equation draw:name="f212" draw:formula="21550000 - ?f60"/>
                  <draw:equation draw:name="f213" draw:formula="if(?f212, ?f60, 21550000)"/>
                  <draw:equation draw:name="f214" draw:formula="-21550000 - ?f213"/>
                  <draw:equation draw:name="f215" draw:formula="if(?f214, -21550000, ?f213)"/>
                  <draw:equation draw:name="f216" draw:formula="?f64 + ?f215"/>
                  <draw:equation draw:name="f217" draw:formula="?f64 + ?f2"/>
                  <draw:equation draw:name="f218" draw:formula="?f217 * ?f9 / ?f1"/>
                  <draw:equation draw:name="f219" draw:formula="0 - ?f218"/>
                  <draw:equation draw:name="f220" draw:formula="cos(?f219)"/>
                  <draw:equation draw:name="f221" draw:formula="0 - ?f220"/>
                  <draw:equation draw:name="f222" draw:formula="?f221 * ?f30"/>
                  <draw:equation draw:name="f223" draw:formula="sin(?f219)"/>
                  <draw:equation draw:name="f224" draw:formula="0 - ?f223"/>
                  <draw:equation draw:name="f225" draw:formula="?f224 * ?f40"/>
                  <draw:equation draw:name="f226" draw:formula="sqrt(?f222 * ?f222 + ?f225 * ?f225 + 0 * 0)"/>
                  <draw:equation draw:name="f227" draw:formula="?f30 * ?f40 / ?f226"/>
                  <draw:equation draw:name="f228" draw:formula="?f224 * ?f227"/>
                  <draw:equation draw:name="f229" draw:formula="?f14 - ?f228"/>
                  <draw:equation draw:name="f230" draw:formula="?f221 * ?f227"/>
                  <draw:equation draw:name="f231" draw:formula="?f13 - ?f230"/>
                  <draw:equation draw:name="f232" draw:formula="?f229 - ?f30"/>
                  <draw:equation draw:name="f233" draw:formula="?f231 - ?f40"/>
                  <draw:equation draw:name="f234" draw:formula="?f229 + ?f30"/>
                  <draw:equation draw:name="f235" draw:formula="?f231 + ?f40"/>
                  <draw:equation draw:name="f236" draw:formula="?f216 + ?f2"/>
                  <draw:equation draw:name="f237" draw:formula="?f236 * ?f9 / ?f1"/>
                  <draw:equation draw:name="f238" draw:formula="0 - ?f237"/>
                  <draw:equation draw:name="f239" draw:formula="cos(?f238)"/>
                  <draw:equation draw:name="f240" draw:formula="0 - ?f239"/>
                  <draw:equation draw:name="f241" draw:formula="?f240 * ?f30"/>
                  <draw:equation draw:name="f242" draw:formula="sin(?f238)"/>
                  <draw:equation draw:name="f243" draw:formula="0 - ?f242"/>
                  <draw:equation draw:name="f244" draw:formula="?f243 * ?f40"/>
                  <draw:equation draw:name="f245" draw:formula="sqrt(?f241 * ?f241 + ?f244 * ?f244 + 0 * 0)"/>
                  <draw:equation draw:name="f246" draw:formula="?f30 * ?f40 / ?f245"/>
                  <draw:equation draw:name="f247" draw:formula="?f243 * ?f246"/>
                  <draw:equation draw:name="f248" draw:formula="?f229 + ?f247"/>
                  <draw:equation draw:name="f249" draw:formula="?f240 * ?f246"/>
                  <draw:equation draw:name="f250" draw:formula="?f231 + ?f249"/>
                  <draw:equation draw:name="f251" draw:formula="if(?f215, ?f14, ?f232)"/>
                  <draw:equation draw:name="f252" draw:formula="if(?f215, ?f13, ?f233)"/>
                  <draw:equation draw:name="f253" draw:formula="if(?f215, ?f14, ?f234)"/>
                  <draw:equation draw:name="f254" draw:formula="if(?f215, ?f13, ?f235)"/>
                  <draw:equation draw:name="f255" draw:formula="if(?f215, ?f232, ?f248)"/>
                  <draw:equation draw:name="f256" draw:formula="if(?f215, ?f233, ?f250)"/>
                  <draw:equation draw:name="f257" draw:formula="if(?f215, ?f234, ?f248)"/>
                  <draw:equation draw:name="f258" draw:formula="if(?f215, ?f235, ?f250)"/>
                </draw:enhanced-geometry>
              </draw:custom-shape>
              <draw:custom-shape svg:x="1.16575in" svg:y="2.77598in" svg:width="0.43543in" svg:height="0in" draw:id="id77" draw:style-name="a278" draw:name="Line 39">
                <svg:title/>
                <svg:desc/>
                <text:p text:style-name="a277" text:class-names="" text:cond-style-name=""><text:span text:style-name="a27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03189in" svg:y="2.19803in" svg:width="0in" svg:height="0.2937in" draw:id="id78" draw:style-name="a281" draw:name="Line 40">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75157in" svg:y="2.19803in" svg:width="0in" svg:height="0.2937in" draw:id="id79" draw:style-name="a284" draw:name="Line 41">
                <svg:title/>
                <svg:desc/>
                <text:p text:style-name="a283" text:class-names="" text:cond-style-name=""><text:span text:style-name="a28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17638in" svg:y="1.91417in" svg:width="0.4248in" svg:height="0in" draw:id="id80" draw:style-name="a287" draw:name="Line 42">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g>
          </table:covered-table-cell>
          <table:covered-table-cell>
            <draw:custom-shape svg:x="0.53307in" svg:y="1.4874in" svg:width="0.48583in" svg:height="0.22244in" draw:z-index="18" draw:id="id66" draw:style-name="a238" draw:name="Text 25">
              <svg:title/>
              <svg:desc/>
              <text:p text:style-name="a237" text:class-names="" text:cond-style-name=""><text:span text:style-name="a236" text:class-names="">ボタン遷移</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line" svg:x1="0.2459in" svg:y1="1.91417in" draw:start-shape="id76" draw:start-glue-point="4" svg:x2="0.2459in" svg:y2="1.15945in" draw:end-shape="id82" draw:end-glue-point="6" draw:z-index="41" draw:id="id89" draw:style-name="a311" draw:name="AutoShape 52">
              <svg:title/>
              <svg:desc/>
            </draw:connector>
          </table:covered-table-cell>
          <table:covered-table-cell table:number-columns-repeated="3"/>
          <table:table-cell table:number-columns-repeated="16368"/>
        </table:table-row>
        <table:table-row table:style-name="ro3">
          <table:table-cell office:value-type="string" table:number-columns-spanned="14" table:number-rows-spanned="2" table:style-name="ce18">
            <text:p><text:s text:c="2"/>［機能概要］</text:p>
          </table:table-cell>
          <table:covered-table-cell table:number-columns-repeated="13"/>
          <table:table-cell office:value-type="string" table:number-columns-spanned="2" table:number-rows-spanned="1" table:style-name="ce19">
            <text:p>配置</text:p>
          </table:table-cell>
          <table:covered-table-cell/>
          <table:table-cell table:number-columns-repeated="16368" table:style-name="ce3"/>
        </table:table-row>
        <table:table-row table:style-name="ro5">
          <table:covered-table-cell/>
          <table:covered-table-cell table:number-columns-repeated="13"/>
          <table:table-cell office:value-type="string" table:style-name="ce5">
            <text:p>クライ</text:p>
            <text:p>アント</text:p>
          </table:table-cell>
          <table:table-cell office:value-type="string" table:style-name="ce6">
            <text:p>サーバ</text:p>
          </table:table-cell>
          <table:table-cell table:number-columns-repeated="16368" table:style-name="ce3"/>
        </table:table-row>
        <table:table-row table:style-name="ro3">
          <table:table-cell office:value-type="string" table:number-columns-spanned="14" table:number-rows-spanned="1" table:style-name="ce20">
            <text:p><text:s text:c="4"/>1. メイン画面</text:p>
          </table:table-cell>
          <table:covered-table-cell table:number-columns-repeated="13"/>
          <table:table-cell table:style-name="ce7"/>
          <table:table-cell table:style-name="ce8"/>
          <table:table-cell table:number-columns-repeated="16368" table:style-name="ce4"/>
        </table:table-row>
        <table:table-row table:style-name="ro3">
          <table:table-cell office:value-type="string" table:number-columns-spanned="14" table:number-rows-spanned="1" table:style-name="ce21">
            <text:p><text:s text:c="8"/>(1) 検索ボタンをタップ（検索処理が正常終了した場合）</text:p>
          </table:table-cell>
          <table:covered-table-cell table:number-columns-repeated="13"/>
          <table:table-cell table:style-name="ce9"/>
          <table:table-cell table:style-name="ce10"/>
          <table:table-cell table:number-columns-repeated="16368" table:style-name="ce4"/>
        </table:table-row>
        <table:table-row table:style-name="ro3">
          <table:table-cell office:value-type="string" table:number-columns-spanned="14" table:number-rows-spanned="1" table:style-name="ce21">
            <text:p><text:s text:c="12"/>【2. 検索結果画面】へ遷移</text:p>
          </table:table-cell>
          <table:covered-table-cell table:number-columns-repeated="13"/>
          <table:table-cell table:style-name="ce9"/>
          <table:table-cell table:style-name="ce10"/>
          <table:table-cell table:number-columns-repeated="16368" table:style-name="ce4"/>
        </table:table-row>
        <table:table-row table:style-name="ro3">
          <table:table-cell office:value-type="string" table:number-columns-spanned="14" table:number-rows-spanned="1" table:style-name="ce22">
            <text:p><text:s text:c="8"/>(2) 検索ボタンをタップ（検索処理でエラーがあった場合）</text:p>
          </table:table-cell>
          <table:covered-table-cell table:number-columns-repeated="13"/>
          <table:table-cell table:style-name="ce11"/>
          <table:table-cell table:style-name="ce12"/>
          <table:table-cell table:number-columns-repeated="16368" table:style-name="ce4"/>
        </table:table-row>
        <table:table-row table:style-name="ro3">
          <table:table-cell office:value-type="string" table:number-columns-spanned="14" table:number-rows-spanned="1" table:style-name="ce20">
            <text:p><text:s text:c="12"/>画面遷移を行わない</text:p>
          </table:table-cell>
          <table:covered-table-cell table:number-columns-repeated="13"/>
          <table:table-cell table:style-name="ce11"/>
          <table:table-cell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style-name="ce11"/>
          <table:table-cell table:style-name="ce12"/>
          <table:table-cell table:number-columns-repeated="16368" table:style-name="ce4"/>
        </table:table-row>
        <table:table-row table:style-name="ro3">
          <table:table-cell office:value-type="string" table:number-columns-spanned="14" table:number-rows-spanned="1" table:style-name="ce25">
            <text:p><text:s text:c="4"/>2. 検索結果画面</text:p>
          </table:table-cell>
          <table:covered-table-cell table:number-columns-repeated="13"/>
          <table:table-cell table:style-name="ce11"/>
          <table:table-cell table:style-name="ce12"/>
          <table:table-cell table:number-columns-repeated="16368" table:style-name="ce4"/>
        </table:table-row>
        <table:table-row table:style-name="ro3">
          <table:table-cell office:value-type="string" table:number-columns-spanned="14" table:number-rows-spanned="1" table:style-name="ce24">
            <text:p><text:s text:c="8"/>(1) 端末本体のメニューボタンをタップ</text:p>
          </table:table-cell>
          <table:covered-table-cell table:number-columns-repeated="13"/>
          <table:table-cell table:style-name="ce11"/>
          <table:table-cell table:style-name="ce12"/>
          <table:table-cell table:number-columns-repeated="16368" table:style-name="ce4"/>
        </table:table-row>
        <table:table-row table:style-name="ro3">
          <table:table-cell office:value-type="string" table:number-columns-spanned="14" table:number-rows-spanned="1" table:style-name="ce24">
            <text:p><text:s text:c="12"/>【3. 検索メニュー画面】を表示</text:p>
          </table:table-cell>
          <table:covered-table-cell table:number-columns-repeated="13"/>
          <table:table-cell table:style-name="ce11"/>
          <table:table-cell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4"/>
          <table:table-cell table:number-columns-repeated="16368" table:style-name="ce4"/>
        </table:table-row>
        <table:table-row table:style-name="ro3">
          <table:table-cell office:value-type="string" table:number-columns-spanned="14" table:number-rows-spanned="1" table:style-name="ce26">
            <text:p><text:s text:c="4"/>3. 検索メニュー画面</text:p>
          </table:table-cell>
          <table:covered-table-cell table:number-columns-repeated="13"/>
          <table:table-cell table:number-columns-repeated="2" table:style-name="ce12"/>
          <table:table-cell table:number-columns-repeated="16368" table:style-name="ce4"/>
        </table:table-row>
        <table:table-row table:style-name="ro3">
          <table:table-cell office:value-type="string" table:number-columns-spanned="14" table:number-rows-spanned="1" table:style-name="ce20">
            <text:p><text:s text:c="8"/>(1) 「メイン画面に戻る」ボタンをタップ</text:p>
          </table:table-cell>
          <table:covered-table-cell table:number-columns-repeated="13"/>
          <table:table-cell table:number-columns-repeated="2" table:style-name="ce12"/>
          <table:table-cell table:number-columns-repeated="16368" table:style-name="ce4"/>
        </table:table-row>
        <table:table-row table:style-name="ro3">
          <table:table-cell office:value-type="string" table:number-columns-spanned="14" table:number-rows-spanned="1" table:style-name="ce20">
            <text:p><text:s text:c="12"/>【1. メイン画面】へ遷移</text:p>
          </table:table-cell>
          <table:covered-table-cell table:number-columns-repeated="13"/>
          <table:table-cell table:number-columns-repeated="2"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2"/>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5"/>
          <table:table-cell table:number-columns-repeated="16368" table:style-name="ce4"/>
        </table:table-row>
        <table:table-row table:style-name="ro3">
          <table:table-cell table:number-columns-spanned="14" table:number-rows-spanned="1" table:style-name="ce23"/>
          <table:covered-table-cell table:number-columns-repeated="13"/>
          <table:table-cell table:number-columns-repeated="2" table:style-name="ce12"/>
          <table:table-cell table:number-columns-repeated="16368" table:style-name="ce4"/>
        </table:table-row>
        <table:table-row table:number-rows-repeated="1048550"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ＭＳ Ｐゴシック1" svg:font-family="&quot;ＭＳ Ｐゴシック1&quot;"/>
    <style:font-face style:name="ＭＳ ゴシック" svg:font-family="&quot;ＭＳ ゴシック&quot;"/>
    <style:font-face style:name="ＭＳ Ｐゴシック" svg:font-family="&quot;ＭＳ Ｐゴシック&quot;"/>
  </office:font-face-decls>
  <office:styles>
    <number:number-style style:name="N0">
      <number:number number:min-integer-digits="1"/>
    </number:number-style>
    <number:text-style style:name="N30">
      <number:text-content/>
    </number:text-style>
    <number:currency-style style:name="N48P0" number:language="ja" number:country="JP">
      <number:currency-symbol number:language="ja" number:country="JP">￥</number:currency-symbol>
      <number:number number:decimal-places="0" number:min-integer-digits="1" number:grouping="true"/>
    </number:currency-style>
    <number:currency-style style:name="N48" number:language="ja" number:country="JP">
      <style:text-properties fo:color="#FF0000"/>
      <number:text>-</number:text>
      <number:currency-symbol number:language="ja" number:country="JP">￥</number:currency-symbol>
      <number:number number:decimal-places="0" number:min-integer-digits="1" number:grouping="true"/>
      <style:map style:condition="value()&gt;=0" style:apply-style-name="N48P0"/>
    </number:currency-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8">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ＭＳ Ｐゴシック1" style:font-name-asian="ＭＳ Ｐゴシック1" style:font-name-complex="ＭＳ Ｐゴシック1" fo:font-size="11pt" style:font-size-asian="11pt" style:font-size-complex="11pt"/>
    </style:style>
    <style:style style:name="_27161__28310___9734__35373__35336__26360__12402__12394__22411_" style:display-name="標準_☆設計書ひな型" style:family="table-cell" style:data-style-name="N0">
      <style:table-cell-properties style:vertical-align="automatic" fo:background-color="transparent"/>
      <style:text-properties style:font-name="ＭＳ ゴシック" style:font-name-asian="ＭＳ ゴシック" style:font-name-complex="ＭＳ ゴシック" fo:font-size="9pt" style:font-size-asian="9pt" style:font-size-complex="9pt"/>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43" svg:viewBox="0 0 20 30" svg:d="m10 0-10 30h20z"/>
    <draw:marker draw:name="a151" svg:viewBox="0 0 20 30" svg:d="m10 0-10 30h20z"/>
    <draw:marker draw:name="a147" svg:viewBox="0 0 20 30" svg:d="m10 0-10 30h20z"/>
    <draw:marker draw:name="a155" svg:viewBox="0 0 20 30" svg:d="m10 0-10 30h20z"/>
    <draw:marker draw:name="a163" svg:viewBox="0 0 20 30" svg:d="m10 0-10 30h20z"/>
    <draw:marker draw:name="a159" svg:viewBox="0 0 20 30" svg:d="m10 0-10 30h20z"/>
    <draw:marker draw:name="a172" svg:viewBox="0 0 20 30" svg:d="m10 0-10 30h20z"/>
    <draw:marker draw:name="a310" svg:viewBox="0 0 20 30" svg:d="m10 0-10 30h20z"/>
    <draw:marker draw:name="a121" svg:viewBox="0 0 20 30" svg:d="m10 0-10 30h20z"/>
    <draw:marker draw:name="a312" svg:viewBox="0 0 20 30" svg:d="m10 0-10 30h20z"/>
    <draw:marker draw:name="a308" svg:viewBox="0 0 20 30" svg:d="m10 0-10 30h20z"/>
    <draw:stroke-dash draw:name="a101" draw:style="rect" draw:dots1="2" draw:dots1-length="0in" draw:distance="0in"/>
    <draw:stroke-dash draw:name="a89" draw:style="rect" draw:dots1="2" draw:dots1-length="0in" draw:distance="0in"/>
  </office:styles>
  <office:automatic-styles>
    <style:page-layout style:name="pm1">
      <style:page-layout-properties fo:margin-top="0.78740157480315in" fo:margin-bottom="0.393700787401575in" fo:margin-left="0.590157480314961in" fo:margin-right="0.590157480314961in" style:print-orientation="landscape" style:print-page-order="ltr" style:first-page-number="continue" style:scale-to="85%" style:table-centering="none" style:print="objects charts drawings"/>
      <style:header-style>
        <style:header-footer-properties fo:min-height="0.295669291338583in" fo:margin-left="0in" fo:margin-right="0in" fo:margin-bottom="0in"/>
      </style:header-style>
      <style:footer-style>
        <style:header-footer-properties fo:min-height="0.339370078740158in" fo:margin-left="0in" fo:margin-right="0in" fo:margin-top="0in"/>
      </style:footer-style>
    </style:page-layout>
    <style:style style:name="T1" style:family="text">
      <style:text-properties fo:color="#000000" style:font-name="ＭＳ Ｐゴシック1" style:font-name-asian="ＭＳ Ｐゴシック1" style:font-name-complex="ＭＳ Ｐゴシック1" fo:font-size="8pt" style:font-size-asian="8pt" style:font-size-complex="8pt"/>
    </style:style>
  </office:automatic-styles>
  <office:master-styles>
    <style:master-page style:name="mp1" style:page-layout-name="pm1">
      <style:header/>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text:span><text:span text:style-name="T1"><text:page-count>99</text:page-count></text:span></text:p>
        </style:region-center>
        <style:region-right>
          <text:p><text:span text:style-name="T1">All</text:span><text:span text:style-name="T1"> </text:span><text:span text:style-name="T1">Rights</text:span><text:span text:style-name="T1"> </text:span><text:span text:style-name="T1">Reserved,Copyright</text:span><text:span text:style-name="T1"> </text:span><text:span text:style-name="T1">©富士通株式会社</text:span><text:span text:style-name="T1"> </text:span><text:span text:style-name="T1"><text:s/></text:span><text:span text:style-name="T1">2004</text:span><text:s/></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nao</meta:initial-creator>
    <dc:creator>Yuuki Izumi</dc:creator>
    <dc:date>2014-04-05T06:01:20Z</dc:date>
    <meta:print-date>2012-03-30T22:30:07Z</meta:print-date>
    <meta:editing-cycles>18</meta:editing-cycles>
    <meta:editing-duration>PT30462S</meta:editing-duration>
  </office:meta>
</office:document-meta>
</file>